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_5" style:family="text"/>
    <style:style style:name="P2" style:family="paragraph" style:parent-style-name="Heading_20_1">
      <style:paragraph-properties fo:text-align="center" fo:break-before="auto" fo:text-indent="0cm" fo:line-height="115%" fo:margin-left="0cm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T2_2" style:family="text">
      <style:text-properties style:font-name="Times New Roman" style:font-name-asian="Times New Roman" style:font-name-complex="Times New Roman"/>
    </style:style>
    <style:style style:name="T2_3" style:family="text">
      <style:text-properties style:font-name="Times New Roman" style:font-name-asian="Times New Roman" style:font-name-complex="Times New Roman"/>
    </style:style>
    <style:style style:name="T2_4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_1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3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4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_5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4" style:family="paragraph" style:parent-style-name="Heading_20_1">
      <style:paragraph-properties fo:text-align="center" fo:break-before="auto" fo:text-indent="0cm" fo:line-height="115%" fo:margin-left="0cm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>
      <style:text-properties fo:font-weight="bold" style:font-weight-asian="bold" style:font-weight-complex="bold"/>
    </style:style>
    <style:style style:name="T15_16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Heading_20_1">
      <style:paragraph-properties fo:text-align="center" fo:break-before="auto" fo:text-indent="0cm" fo:line-height="115%" fo:margin-top="0.635cm" fo:margin-bottom="0.141cm" fo:margin-left="0cm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P22" style:family="paragraph" style:parent-style-name="Heading_20_2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4" style:family="paragraph" style:parent-style-name="Standard">
      <style:paragraph-properties fo:break-before="auto" fo:text-indent="1.27cm" fo:line-height="115%" style:writing-mode="lr-tb"/>
    </style:style>
    <style:style style:name="T24_1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4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4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4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4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4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4_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6" style:family="paragraph" style:parent-style-name="Standard">
      <style:paragraph-properties fo:break-before="auto" fo:text-indent="0cm" fo:line-height="115%" style:writing-mode="lr-tb"/>
    </style:style>
    <style:style style:name="T2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6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8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9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10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11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1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1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1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1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1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1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18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6_19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8" style:family="paragraph" style:parent-style-name="Standard">
      <style:paragraph-properties fo:break-before="auto" fo:text-indent="1.27cm" fo:line-height="115%" style:writing-mode="lr-tb"/>
    </style:style>
    <style:style style:name="T28_1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8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9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10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11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1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1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8_1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8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9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10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11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1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1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1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29_1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20" style:family="text"/>
    <style:style style:name="T31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2" style:family="paragraph" style:parent-style-name="Heading_20_2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4" style:family="paragraph" style:parent-style-name="Standard">
      <style:paragraph-properties fo:break-before="auto" fo:text-indent="1.27cm" fo:line-height="115%" style:writing-mode="lr-tb"/>
    </style:style>
    <style:style style:name="T3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4_4" style:family="text"/>
    <style:style style:name="T3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4_6" style:family="text"/>
    <style:style style:name="T34_7" style:family="text">
      <style:text-properties fo:color="#1155cc" style:font-name="Times New Roman" fo:font-size="14pt" style:font-name-asian="Times New Roman" style:font-size-asian="14pt" style:font-name-complex="Times New Roman" style:font-size-complex="14pt" style:text-underline-style="solid" style:text-underline-color="font-color"/>
    </style:style>
    <style:style style:name="T34_8" style:family="text"/>
    <style:style style:name="T34_9" style:family="text">
      <style:text-properties fo:color="#1155cc" style:font-name="Times New Roman" fo:font-size="14pt" style:font-name-asian="Times New Roman" style:font-size-asian="14pt" style:font-name-complex="Times New Roman" style:font-size-complex="14pt" style:text-underline-style="solid" style:text-underline-color="font-color"/>
    </style:style>
    <style:style style:name="T34_10" style:family="text"/>
    <style:style style:name="T34_11" style:family="text">
      <style:text-properties fo:color="#1155cc" style:font-name="Times New Roman" fo:font-size="14pt" style:font-name-asian="Times New Roman" style:font-size-asian="14pt" style:font-name-complex="Times New Roman" style:font-size-complex="14pt" style:text-underline-style="solid" style:text-underline-color="font-color"/>
    </style:style>
    <style:style style:name="T34_12" style:family="text"/>
    <style:style style:name="T34_13" style:family="text">
      <style:text-properties fo:color="#1155cc" style:font-name="Times New Roman" fo:font-size="14pt" style:font-name-asian="Times New Roman" style:font-size-asian="14pt" style:font-name-complex="Times New Roman" style:font-size-complex="14pt" style:text-underline-style="solid" style:text-underline-color="font-color"/>
    </style:style>
    <style:style style:name="T34_14" style:family="text"/>
    <style:style style:name="T34_15" style:family="text">
      <style:text-properties fo:color="#1155cc" style:font-name="Times New Roman" fo:font-size="14pt" style:font-name-asian="Times New Roman" style:font-size-asian="14pt" style:font-name-complex="Times New Roman" style:font-size-complex="14pt" style:text-underline-style="solid" style:text-underline-color="font-color"/>
    </style:style>
    <style:style style:name="T34_16" style:family="text"/>
    <style:style style:name="T34_17" style:family="text">
      <style:text-properties fo:color="#1155cc" style:font-name="Times New Roman" fo:font-size="14pt" style:font-name-asian="Times New Roman" style:font-size-asian="14pt" style:font-name-complex="Times New Roman" style:font-size-complex="14pt" style:text-underline-style="solid" style:text-underline-color="font-color"/>
    </style:style>
    <style:style style:name="T34_18" style:family="text"/>
    <style:style style:name="T34_19" style:family="text">
      <style:text-properties fo:color="#1155cc" style:font-name="Times New Roman" fo:font-size="14pt" style:font-name-asian="Times New Roman" style:font-size-asian="14pt" style:font-name-complex="Times New Roman" style:font-size-complex="14pt" style:text-underline-style="solid" style:text-underline-color="font-color"/>
    </style:style>
    <style:style style:name="T34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4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4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4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4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4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4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4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5" style:family="paragraph" style:parent-style-name="Heading_20_2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6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7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37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37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37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9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39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39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39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39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1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1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1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1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1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1_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1_8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1_9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3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3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3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3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3_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3_8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3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0" style:family="text"/>
    <style:style style:name="T43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3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4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4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4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4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4_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4_8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0" style:family="text"/>
    <style:style style:name="T44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4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6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7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7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7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7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7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7_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7_8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7_9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7_10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1" style:family="text"/>
    <style:style style:name="T4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8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9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9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9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9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9_6" style:family="text">
      <style:text-properties fo:font-style="italic" style:font-style-asian="italic" style:font-style-complex="italic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T51_4" style:family="text">
      <style:text-properties fo:font-style="italic" style:font-style-asian="italic" style:font-style-complex="italic"/>
    </style:style>
    <style:style style:name="T51_5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3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3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3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3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3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3_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3_8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3_9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5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5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5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5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5_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0" style:family="text"/>
    <style:style style:name="T55_11" style:family="text"/>
    <style:style style:name="T55_12" style:family="text"/>
    <style:style style:name="T55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6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6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6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6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6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7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7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5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8" style:family="text"/>
    <style:style style:name="T5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>
      <style:text-properties fo:font-style="italic" style:font-style-asian="italic" style:font-style-complex="italic"/>
    </style:style>
    <style:style style:name="T58_3" style:family="text">
      <style:text-properties fo:font-style="italic" style:font-style-asian="italic" style:font-style-complex="italic"/>
    </style:style>
    <style:style style:name="T58_4" style:family="text">
      <style:text-properties fo:font-style="italic" style:font-style-asian="italic" style:font-style-complex="italic"/>
    </style:style>
    <style:style style:name="T58_5" style:family="text">
      <style:text-properties fo:font-style="italic" style:font-style-asian="italic" style:font-style-complex="italic"/>
    </style:style>
    <style:style style:name="T58_6" style:family="text">
      <style:text-properties fo:font-style="italic" style:font-style-asian="italic" style:font-style-complex="italic"/>
    </style:style>
    <style:style style:name="T58_7" style:family="text">
      <style:text-properties fo:font-style="italic" style:font-style-asian="italic" style:font-style-complex="italic"/>
    </style:style>
    <style:style style:name="T58_8" style:family="text">
      <style:text-properties fo:font-style="italic" style:font-style-asian="italic" style:font-style-complex="italic"/>
    </style:style>
    <style:style style:name="T58_9" style:family="text">
      <style:text-properties fo:font-style="italic" style:font-style-asian="italic" style:font-style-complex="italic"/>
    </style:style>
    <style:style style:name="T58_10" style:family="text">
      <style:text-properties fo:font-style="italic" style:font-style-asian="italic" style:font-style-complex="italic"/>
    </style:style>
    <style:style style:name="T58_11" style:family="text">
      <style:text-properties fo:font-style="italic" style:font-style-asian="italic" style:font-style-complex="italic"/>
    </style:style>
    <style:style style:name="T58_12" style:family="text">
      <style:text-properties fo:font-style="italic" style:font-style-asian="italic" style:font-style-complex="italic"/>
    </style:style>
    <style:style style:name="T58_13" style:family="text">
      <style:text-properties fo:font-style="italic" style:font-style-asian="italic" style:font-style-complex="italic"/>
    </style:style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P59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61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61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64" style:family="paragraph" style:parent-style-name="Heading_20_1">
      <style:paragraph-properties fo:break-before="page" fo:line-height="115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T64_4" style:family="text">
      <style:text-properties fo:font-weight="bold" style:font-weight-asian="bold" style:font-weight-complex="bold"/>
    </style:style>
    <style:style style:name="T64_5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Heading_20_3">
      <style:paragraph-properties fo:break-before="auto" fo:line-height="115%" fo:margin-top="0.494cm" fo:margin-bottom="0.141cm" style:writing-mode="lr-tb"/>
    </style:style>
    <style:style style:name="T66_1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T66_2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T66_3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T66_4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T66_5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P67" style:family="paragraph" style:parent-style-name="Standard">
      <style:paragraph-properties fo:break-before="auto" fo:text-indent="0cm" fo:line-height="115%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>
      <style:text-properties fo:color="#1155cc" style:text-underline-style="solid" style:text-underline-color="font-color"/>
    </style:style>
    <style:style style:name="T67_11" style:family="text"/>
    <style:style style:name="T67_12" style:family="text">
      <style:text-properties fo:color="#1155cc" style:text-underline-style="solid" style:text-underline-color="font-color"/>
    </style:style>
    <style:style style:name="T67_13" style:family="text"/>
    <style:style style:name="T67_14" style:family="text">
      <style:text-properties fo:color="#1155cc" style:text-underline-style="solid" style:text-underline-color="font-color"/>
    </style:style>
    <style:style style:name="T67_15" style:family="text"/>
    <style:style style:name="T67_16" style:family="text">
      <style:text-properties fo:color="#1155cc" style:text-underline-style="solid" style:text-underline-color="font-color"/>
    </style:style>
    <style:style style:name="T67_17" style:family="text"/>
    <style:style style:name="T67_18" style:family="text">
      <style:text-properties fo:color="#1155cc" style:text-underline-style="solid" style:text-underline-color="font-color"/>
    </style:style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T67_27" style:family="text"/>
    <style:style style:name="T67_28" style:family="text">
      <style:text-properties fo:color="#1155cc" style:text-underline-style="solid" style:text-underline-color="font-color"/>
    </style:style>
    <style:style style:name="T67_29" style:family="text"/>
    <style:style style:name="T67_30" style:family="text">
      <style:text-properties fo:color="#1155cc" style:text-underline-style="solid" style:text-underline-color="font-color"/>
    </style:style>
    <style:style style:name="T67_31" style:family="text"/>
    <style:style style:name="T67_32" style:family="text">
      <style:text-properties fo:color="#1155cc" style:text-underline-style="solid" style:text-underline-color="font-color"/>
    </style:style>
    <style:style style:name="T67_33" style:family="text"/>
    <style:style style:name="T67_34" style:family="text">
      <style:text-properties fo:color="#1155cc" style:text-underline-style="solid" style:text-underline-color="font-color"/>
    </style:style>
    <style:style style:name="T67_35" style:family="text"/>
    <style:style style:name="T67_36" style:family="text">
      <style:text-properties fo:color="#1155cc" style:text-underline-style="solid" style:text-underline-color="font-color"/>
    </style:style>
    <style:style style:name="T67_37" style:family="text"/>
    <style:style style:name="T67_38" style:family="text">
      <style:text-properties fo:color="#1155cc" style:text-underline-style="solid" style:text-underline-color="font-color"/>
    </style:style>
    <style:style style:name="T67_39" style:family="text"/>
    <style:style style:name="T67_40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>
      <style:text-properties fo:color="#1155cc" style:text-underline-style="solid" style:text-underline-color="font-color"/>
    </style:style>
    <style:style style:name="T70_13" style:family="text"/>
    <style:style style:name="T70_14" style:family="text">
      <style:text-properties fo:color="#1155cc" style:text-underline-style="solid" style:text-underline-color="font-color"/>
    </style:style>
    <style:style style:name="T70_15" style:family="text"/>
    <style:style style:name="T70_16" style:family="text">
      <style:text-properties fo:color="#1155cc" style:text-underline-style="solid" style:text-underline-color="font-color"/>
    </style:style>
    <style:style style:name="T70_17" style:family="text"/>
    <style:style style:name="T70_18" style:family="text">
      <style:text-properties fo:color="#1155cc" style:text-underline-style="solid" style:text-underline-color="font-color"/>
    </style:style>
    <style:style style:name="T70_19" style:family="text"/>
    <style:style style:name="T70_20" style:family="text">
      <style:text-properties fo:color="#1155cc" style:text-underline-style="solid" style:text-underline-color="font-color"/>
    </style:style>
    <style:style style:name="T70_21" style:family="text"/>
    <style:style style:name="T70_22" style:family="text">
      <style:text-properties fo:color="#1155cc" style:text-underline-style="solid" style:text-underline-color="font-color"/>
    </style:style>
    <style:style style:name="T70_23" style:family="text"/>
    <style:style style:name="T70_24" style:family="text">
      <style:text-properties fo:color="#1155cc" style:text-underline-style="solid" style:text-underline-color="font-color"/>
    </style:style>
    <style:style style:name="T70_25" style:family="text"/>
    <style:style style:name="T70_26" style:family="text">
      <style:text-properties fo:color="#1155cc" style:text-underline-style="solid" style:text-underline-color="font-color"/>
    </style:style>
    <style:style style:name="T70_27" style:family="text"/>
    <style:style style:name="T70_28" style:family="text">
      <style:text-properties fo:color="#1155cc" style:text-underline-style="solid" style:text-underline-color="font-color"/>
    </style:style>
    <style:style style:name="T70_29" style:family="text"/>
    <style:style style:name="T70_30" style:family="text">
      <style:text-properties fo:color="#1155cc" style:text-underline-style="solid" style:text-underline-color="font-color"/>
    </style:style>
    <style:style style:name="T70_31" style:family="text"/>
    <style:style style:name="T70_32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T73_15" style:family="text"/>
    <style:style style:name="T73_16" style:family="text">
      <style:text-properties fo:color="#1155cc" style:text-underline-style="solid" style:text-underline-color="font-color"/>
    </style:style>
    <style:style style:name="T73_17" style:family="text"/>
    <style:style style:name="T73_18" style:family="text">
      <style:text-properties fo:color="#1155cc" style:text-underline-style="solid" style:text-underline-color="font-color"/>
    </style:style>
    <style:style style:name="T73_19" style:family="text"/>
    <style:style style:name="T73_20" style:family="text">
      <style:text-properties fo:color="#1155cc" style:text-underline-style="solid" style:text-underline-color="font-color"/>
    </style:style>
    <style:style style:name="T73_21" style:family="text"/>
    <style:style style:name="T73_22" style:family="text">
      <style:text-properties fo:color="#1155cc" style:text-underline-style="solid" style:text-underline-color="font-color"/>
    </style:style>
    <style:style style:name="T73_23" style:family="text"/>
    <style:style style:name="T73_24" style:family="text">
      <style:text-properties fo:color="#1155cc" style:text-underline-style="solid" style:text-underline-color="font-color"/>
    </style:style>
    <style:style style:name="T73_25" style:family="text"/>
    <style:style style:name="T73_26" style:family="text">
      <style:text-properties fo:color="#1155cc" style:text-underline-style="solid" style:text-underline-color="font-color"/>
    </style:style>
    <style:style style:name="T73_27" style:family="text"/>
    <style:style style:name="T73_28" style:family="text">
      <style:text-properties fo:color="#1155cc" style:text-underline-style="solid" style:text-underline-color="font-color"/>
    </style:style>
    <style:style style:name="T73_29" style:family="text"/>
    <style:style style:name="T73_30" style:family="text">
      <style:text-properties fo:color="#1155cc" style:text-underline-style="solid" style:text-underline-color="font-color"/>
    </style:style>
    <style:style style:name="T73_31" style:family="text"/>
    <style:style style:name="T73_32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P79" style:family="paragraph" style:parent-style-name="Heading_20_3">
      <style:paragraph-properties fo:break-before="auto" fo:line-height="115%" fo:margin-top="0.494cm" fo:margin-bottom="0.141cm" style:writing-mode="lr-tb"/>
    </style:style>
    <style:style style:name="T79_1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T79_2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T79_3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>
      <style:text-properties fo:color="#1155cc" style:text-underline-style="solid" style:text-underline-color="font-color"/>
    </style:style>
    <style:style style:name="T82_8" style:family="text"/>
    <style:style style:name="T82_9" style:family="text">
      <style:text-properties fo:color="#1155cc" style:text-underline-style="solid" style:text-underline-color="font-color"/>
    </style:style>
    <style:style style:name="T82_10" style:family="text"/>
    <style:style style:name="T82_11" style:family="text">
      <style:text-properties fo:color="#1155cc" style:text-underline-style="solid" style:text-underline-color="font-color"/>
    </style:style>
    <style:style style:name="T82_12" style:family="text"/>
    <style:style style:name="T82_13" style:family="text">
      <style:text-properties fo:color="#1155cc" style:text-underline-style="solid" style:text-underline-color="font-color"/>
    </style:style>
    <style:style style:name="T82_14" style:family="text"/>
    <style:style style:name="T82_15" style:family="text">
      <style:text-properties fo:color="#1155cc" style:text-underline-style="solid" style:text-underline-color="font-color"/>
    </style:style>
    <style:style style:name="T82_16" style:family="text"/>
    <style:style style:name="T82_17" style:family="text">
      <style:text-properties fo:color="#1155cc" style:text-underline-style="solid" style:text-underline-color="font-color"/>
    </style:style>
    <style:style style:name="T82_18" style:family="text"/>
    <style:style style:name="T82_19" style:family="text">
      <style:text-properties fo:color="#1155cc" style:text-underline-style="solid" style:text-underline-color="font-color"/>
    </style:style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Heading_20_3">
      <style:paragraph-properties fo:break-before="auto" fo:line-height="115%" fo:margin-top="0.494cm" fo:margin-bottom="0.141cm" style:writing-mode="lr-tb"/>
    </style:style>
    <style:style style:name="T85_1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T85_2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T85_3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T85_4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T85_5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P95" style:family="paragraph" style:parent-style-name="Standard">
      <style:paragraph-properties fo:break-before="auto" fo:line-height="115%" fo:margin-top="0cm" fo:margin-bottom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P99" style:family="paragraph" style:parent-style-name="Standard">
      <style:paragraph-properties fo:break-before="auto" fo:line-height="115%" fo:margin-top="0cm" fo:margin-bottom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P107" style:family="paragraph" style:parent-style-name="Standard">
      <style:paragraph-properties fo:break-before="auto" fo:line-height="115%" fo:margin-top="0cm" fo:margin-bottom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break-before="auto" fo:line-height="115%" fo:margin-top="0cm" fo:margin-bottom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P113" style:family="paragraph" style:parent-style-name="Standard">
      <style:paragraph-properties fo:break-before="auto" fo:line-height="115%" fo:margin-top="0cm" fo:margin-bottom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P118" style:family="paragraph" style:parent-style-name="Standard">
      <style:paragraph-properties fo:break-before="auto" fo:line-height="115%" fo:margin-top="0cm" fo:margin-bottom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P123" style:family="paragraph" style:parent-style-name="Standard">
      <style:paragraph-properties fo:break-before="auto" fo:line-height="115%" fo:margin-top="0cm" fo:margin-bottom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Heading_20_2">
      <style:paragraph-properties fo:break-before="auto" fo:line-height="115%" fo:margin-top="0.847cm" fo:margin-bottom="0.212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7_1" style:family="text">
      <style:text-properties fo:font-size="14pt" style:font-size-asian="14pt" style:font-size-complex="14pt"/>
    </style:style>
    <style:style style:name="T127_2" style:family="text">
      <style:text-properties fo:font-size="14pt" style:font-size-asian="14pt" style:font-size-complex="14pt"/>
    </style:style>
    <style:style style:name="T127_3" style:family="text">
      <style:text-properties fo:font-size="14pt" style:font-size-asian="14pt" style:font-size-complex="14pt"/>
    </style:style>
    <style:style style:name="T127_4" style:family="text">
      <style:text-properties fo:font-size="14pt" style:font-size-asian="14pt" style:font-size-complex="14pt"/>
    </style:style>
    <style:style style:name="T127_5" style:family="text">
      <style:text-properties fo:font-size="14pt" style:font-size-asian="14pt" style:font-size-complex="14pt"/>
    </style:style>
    <style:style style:name="T127_6" style:family="text">
      <style:text-properties fo:font-size="14pt" style:font-size-asian="14pt" style:font-size-complex="14pt"/>
    </style:style>
    <style:style style:name="T127_7" style:family="text">
      <style:text-properties fo:font-size="14pt" style:font-size-asian="14pt" style:font-size-complex="14pt"/>
    </style:style>
    <style:style style:name="T127_8" style:family="text">
      <style:text-properties fo:font-size="14pt" style:font-size-asian="14pt" style:font-size-complex="14pt"/>
    </style:style>
    <style:style style:name="T127_9" style:family="text">
      <style:text-properties fo:font-size="14pt" style:font-size-asian="14pt" style:font-size-complex="14pt"/>
    </style:style>
    <style:style style:name="T127_10" style:family="text">
      <style:text-properties fo:font-size="14pt" style:font-size-asian="14pt" style:font-size-complex="14pt"/>
    </style:style>
    <style:style style:name="T127_11" style:family="text"/>
    <style:style style:name="T127_12" style:family="text">
      <style:text-properties fo:color="#1155cc" style:text-underline-style="solid" style:text-underline-color="font-color"/>
    </style:style>
    <style:style style:name="T127_13" style:family="text"/>
    <style:style style:name="T127_14" style:family="text">
      <style:text-properties fo:color="#1155cc" style:text-underline-style="solid" style:text-underline-color="font-color"/>
    </style:style>
    <style:style style:name="T127_15" style:family="text"/>
    <style:style style:name="T127_16" style:family="text">
      <style:text-properties fo:color="#1155cc" style:text-underline-style="solid" style:text-underline-color="font-color"/>
    </style:style>
    <style:style style:name="T127_17" style:family="text"/>
    <style:style style:name="T127_18" style:family="text">
      <style:text-properties fo:color="#1155cc" style:text-underline-style="solid" style:text-underline-color="font-color"/>
    </style:style>
    <style:style style:name="T127_19" style:family="text"/>
    <style:style style:name="T127_20" style:family="text">
      <style:text-properties fo:color="#1155cc" style:text-underline-style="solid" style:text-underline-color="font-color"/>
    </style:style>
    <style:style style:name="T127_21" style:family="text"/>
    <style:style style:name="T127_22" style:family="text">
      <style:text-properties fo:color="#1155cc" style:text-underline-style="solid" style:text-underline-color="font-color"/>
    </style:style>
    <style:style style:name="T127_23" style:family="text"/>
    <style:style style:name="T127_24" style:family="text">
      <style:text-properties fo:color="#1155cc" style:text-underline-style="solid" style:text-underline-color="font-color"/>
    </style:style>
    <style:style style:name="T127_25" style:family="text"/>
    <style:style style:name="T127_26" style:family="text">
      <style:text-properties fo:color="#1155cc" style:text-underline-style="solid" style:text-underline-color="font-color"/>
    </style:style>
    <style:style style:name="T127_27" style:family="text"/>
    <style:style style:name="T127_28" style:family="text">
      <style:text-properties fo:color="#1155cc" style:text-underline-style="solid" style:text-underline-color="font-color"/>
    </style:style>
    <style:style style:name="T127_29" style:family="text"/>
    <style:style style:name="T127_30" style:family="text">
      <style:text-properties fo:color="#1155cc" style:text-underline-style="solid" style:text-underline-color="font-color"/>
    </style:style>
    <style:style style:name="T127_31" style:family="text"/>
    <style:style style:name="T127_32" style:family="text">
      <style:text-properties fo:color="#1155cc" style:text-underline-style="solid" style:text-underline-color="font-color"/>
    </style:style>
    <style:style style:name="T127_33" style:family="text"/>
    <style:style style:name="T127_34" style:family="text">
      <style:text-properties fo:color="#1155cc" style:text-underline-style="solid" style:text-underline-color="font-color"/>
    </style:style>
    <style:style style:name="T127_35" style:family="text"/>
    <style:style style:name="T127_36" style:family="text">
      <style:text-properties fo:color="#1155cc" style:text-underline-style="solid" style:text-underline-color="font-color"/>
    </style:style>
    <style:style style:name="T127_37" style:family="text"/>
    <style:style style:name="T127_38" style:family="text">
      <style:text-properties fo:color="#1155cc" style:text-underline-style="solid" style:text-underline-color="font-color"/>
    </style:style>
    <style:style style:name="T127_39" style:family="text"/>
    <style:style style:name="T127_40" style:family="text">
      <style:text-properties fo:color="#1155cc" style:text-underline-style="solid" style:text-underline-color="font-color"/>
    </style:style>
    <style:style style:name="T127_41" style:family="text"/>
    <style:style style:name="T127_42" style:family="text">
      <style:text-properties fo:color="#1155cc" style:text-underline-style="solid" style:text-underline-color="font-color"/>
    </style:style>
    <style:style style:name="T127_43" style:family="text"/>
    <style:style style:name="T127_44" style:family="text">
      <style:text-properties fo:color="#1155cc" style:text-underline-style="solid" style:text-underline-color="font-color"/>
    </style:style>
    <style:style style:name="T127_45" style:family="text"/>
    <style:style style:name="T127_46" style:family="text">
      <style:text-properties fo:color="#1155cc" style:text-underline-style="solid" style:text-underline-color="font-color"/>
    </style:style>
    <style:style style:name="T127_47" style:family="text"/>
    <style:style style:name="T127_48" style:family="text">
      <style:text-properties fo:color="#1155cc" style:text-underline-style="solid" style:text-underline-color="font-color"/>
    </style:style>
    <style:style style:name="T127_49" style:family="text"/>
    <style:style style:name="T127_50" style:family="text">
      <style:text-properties fo:color="#1155cc" style:text-underline-style="solid" style:text-underline-color="font-color"/>
    </style:style>
    <style:style style:name="T127_51" style:family="text"/>
    <style:style style:name="T127_52" style:family="text">
      <style:text-properties fo:color="#1155cc" style:text-underline-style="solid" style:text-underline-color="font-color"/>
    </style:style>
    <style:style style:name="T127_53" style:family="text"/>
    <style:style style:name="T127_54" style:family="text">
      <style:text-properties fo:color="#1155cc" style:text-underline-style="solid" style:text-underline-color="font-color"/>
    </style:style>
    <style:style style:name="T127_55" style:family="text"/>
    <style:style style:name="T127_56" style:family="text">
      <style:text-properties fo:color="#1155cc" style:text-underline-style="solid" style:text-underline-color="font-color"/>
    </style:style>
    <style:style style:name="T127_57" style:family="text"/>
    <style:style style:name="T127_58" style:family="text">
      <style:text-properties fo:color="#1155cc" style:text-underline-style="solid" style:text-underline-color="font-color"/>
    </style:style>
    <style:style style:name="T127_59" style:family="text"/>
    <style:style style:name="T127_60" style:family="text">
      <style:text-properties fo:color="#1155cc" style:text-underline-style="solid" style:text-underline-color="font-color"/>
    </style:style>
    <style:style style:name="T127_61" style:family="text"/>
    <style:style style:name="T127_62" style:family="text">
      <style:text-properties fo:color="#1155cc" style:text-underline-style="solid" style:text-underline-color="font-color"/>
    </style:style>
    <style:style style:name="T127_63" style:family="text"/>
    <style:style style:name="T127_64" style:family="text">
      <style:text-properties fo:color="#1155cc" style:text-underline-style="solid" style:text-underline-color="font-color"/>
    </style:style>
    <style:style style:name="T127_65" style:family="text"/>
    <style:style style:name="T127_66" style:family="text">
      <style:text-properties fo:color="#1155cc" style:text-underline-style="solid" style:text-underline-color="font-color"/>
    </style:style>
    <style:style style:name="T127_67" style:family="text"/>
    <style:style style:name="T127_68" style:family="text">
      <style:text-properties fo:color="#1155cc" style:text-underline-style="solid" style:text-underline-color="font-color"/>
    </style:style>
    <style:style style:name="T127_69" style:family="text"/>
    <style:style style:name="T127_70" style:family="text">
      <style:text-properties fo:color="#1155cc" style:text-underline-style="solid" style:text-underline-color="font-color"/>
    </style:style>
    <style:style style:name="T127_71" style:family="text"/>
    <style:style style:name="T127_72" style:family="text">
      <style:text-properties fo:color="#1155cc" style:text-underline-style="solid" style:text-underline-color="font-color"/>
    </style:style>
    <style:style style:name="T127_73" style:family="text"/>
    <style:style style:name="T127_74" style:family="text">
      <style:text-properties fo:color="#1155cc" style:text-underline-style="solid" style:text-underline-color="font-color"/>
    </style:style>
    <style:style style:name="T127_75" style:family="text"/>
    <style:style style:name="T127_76" style:family="text">
      <style:text-properties fo:color="#1155cc" style:text-underline-style="solid" style:text-underline-color="font-color"/>
    </style:style>
    <style:style style:name="T127_77" style:family="text"/>
    <style:style style:name="T127_78" style:family="text">
      <style:text-properties fo:color="#1155cc" style:text-underline-style="solid" style:text-underline-color="font-color"/>
    </style:style>
    <style:style style:name="T127_79" style:family="text"/>
    <style:style style:name="T127_80" style:family="text">
      <style:text-properties fo:color="#1155cc" style:text-underline-style="solid" style:text-underline-color="font-color"/>
    </style:style>
    <style:style style:name="T127_81" style:family="text"/>
    <style:style style:name="T127_82" style:family="text">
      <style:text-properties fo:color="#1155cc" style:text-underline-style="solid" style:text-underline-color="font-color"/>
    </style:style>
    <style:style style:name="T127_83" style:family="text"/>
    <style:style style:name="T127_84" style:family="text">
      <style:text-properties fo:color="#1155cc" style:text-underline-style="solid" style:text-underline-color="font-color"/>
    </style:style>
    <style:style style:name="T127_85" style:family="text"/>
    <style:style style:name="T127_86" style:family="text">
      <style:text-properties fo:color="#1155cc" style:text-underline-style="solid" style:text-underline-color="font-color"/>
    </style:style>
    <style:style style:name="T127_87" style:family="text"/>
    <style:style style:name="T127_88" style:family="text">
      <style:text-properties fo:color="#1155cc" style:text-underline-style="solid" style:text-underline-color="font-color"/>
    </style:style>
    <style:style style:name="P128" style:family="paragraph" style:parent-style-name="Standard">
      <style:paragraph-properties fo:break-before="auto" fo:line-height="115%" style:writing-mode="lr-tb"/>
      <style:text-properties style:font-name="Times New Roman" fo:font-size="16pt" style:font-name-asian="Times New Roman" style:font-size-asian="16pt" style:font-name-complex="Times New Roman" style:font-size-complex="16pt"/>
    </style:style>
  </office:automatic-styles>
  <office:body>
    <office:text>
      <text:p text:style-name="P1"><text:span text:style-name="T1_1">Отчет</text:span><text:span text:style-name="T1_2"><text:s/></text:span><text:span text:style-name="T1_3">за</text:span><text:span text:style-name="T1_4"><text:s/>14.09.13-21</text:span><text:span text:style-name="T1_5">.09.13</text:span></text:p>
      <text:h text:style-name="P2" text:outline-level="10"><text:bookmark-start text:name="h.e9vmwx59tdxh"/><text:bookmark-end text:name="h.e9vmwx59tdxh"/><text:span text:style-name="T2_1">Знакомство</text:span><text:span text:style-name="T2_2"><text:s/></text:span><text:span text:style-name="T2_3">GIT</text:span><text:span text:style-name="T2_4"><text:s/></text:span></text:h>
      <text:p text:style-name="P3"><text:span text:style-name="T3_1">Для</text:span><text:span text:style-name="T3_2"><text:s/></text:span><text:span text:style-name="T3_3">разработки</text:span><text:span text:style-name="T3_4"><text:s/></text:span><text:span text:style-name="T3_5">программного</text:span><text:span text:style-name="T3_6"><text:s/></text:span><text:span text:style-name="T3_7">комплекса</text:span><text:span text:style-name="T3_8"><text:s/>“</text:span><text:span text:style-name="T3_9">Компьютерная</text:span><text:span text:style-name="T3_10"><text:s/></text:span><text:span text:style-name="T3_11">экспертиза</text:span><text:span text:style-name="T3_12">”,<text:s/></text:span><text:span text:style-name="T3_13">решено</text:span><text:span text:style-name="T3_14"><text:s/></text:span><text:span text:style-name="T3_15">использовать</text:span><text:span text:style-name="T3_16"><text:s/></text:span><text:span text:style-name="T3_17">Git</text:span><text:span text:style-name="T3_18">.<text:s/></text:span></text:p>
      <text:p text:style-name="P4"/>
      <text:p text:style-name="P5"><text:span text:style-name="T5_1">Git</text:span><text:span text:style-name="T5_2"><text:s text:c="2"/>—<text:s/></text:span><text:span text:style-name="T5_3">распределённая</text:span><text:span text:style-name="T5_4"><text:s/></text:span><text:span text:style-name="T5_5">система</text:span><text:span text:style-name="T5_6"><text:s/></text:span><text:span text:style-name="T5_7">управления</text:span><text:span text:style-name="T5_8"><text:s/></text:span><text:span text:style-name="T5_9">версиями</text:span><text:span text:style-name="T5_10"><text:s/></text:span><text:span text:style-name="T5_11">файлов</text:span><text:span text:style-name="T5_12">.<text:s/></text:span><text:span text:style-name="T5_13">Проект</text:span><text:span text:style-name="T5_14"><text:s/></text:span><text:span text:style-name="T5_15">был</text:span><text:span text:style-name="T5_16"><text:s/></text:span><text:span text:style-name="T5_17">создан</text:span><text:span text:style-name="T5_18"><text:s/></text:span><text:span text:style-name="T5_19">Линусом</text:span><text:span text:style-name="T5_20"><text:s/></text:span><text:span text:style-name="T5_21">Торвальдсом</text:span><text:span text:style-name="T5_22"><text:s/></text:span><text:span text:style-name="T5_23">для</text:span><text:span text:style-name="T5_24"><text:s/></text:span><text:span text:style-name="T5_25">управления</text:span><text:span text:style-name="T5_26"><text:s/></text:span><text:span text:style-name="T5_27">разработкой</text:span><text:span text:style-name="T5_28"><text:s/></text:span><text:span text:style-name="T5_29">ядра</text:span><text:span text:style-name="T5_30"><text:s/></text:span><text:span text:style-name="T5_31">Linux</text:span><text:span text:style-name="T5_32">,<text:s text:c="2"/></text:span><text:span text:style-name="T5_33">как</text:span><text:span text:style-name="T5_34"><text:s/></text:span><text:span text:style-name="T5_35">противоположность</text:span><text:span text:style-name="T5_36"><text:s text:c="2"/></text:span><text:span text:style-name="T5_37">системе</text:span><text:span text:style-name="T5_38"><text:s/></text:span><text:span text:style-name="T5_39">управления</text:span><text:span text:style-name="T5_40"><text:s/></text:span><text:span text:style-name="T5_41">версиями</text:span><text:span text:style-name="T5_42"><text:s/></text:span><text:span text:style-name="T5_43">Subversion</text:span><text:span text:style-name="T5_44"><text:s/></text:span><text:span text:style-name="T5_45">(</text:span><text:span text:style-name="T5_46">также</text:span><text:span text:style-name="T5_47"><text:s/></text:span><text:span text:style-name="T5_48">известная</text:span><text:span text:style-name="T5_49"><text:s/></text:span><text:span text:style-name="T5_50">как</text:span><text:span text:style-name="T5_51"><text:s/>«</text:span><text:span text:style-name="T5_52">SVN</text:span><text:span text:style-name="T5_53">»)</text:span></text:p>
      <text:p text:style-name="P6"><text:span text:style-name="T6_1"><text:s/></text:span></text:p>
      <text:p text:style-name="P7"><text:span text:style-name="T7_1">Необходимость</text:span><text:span text:style-name="T7_2"><text:s/></text:span><text:span text:style-name="T7_3">использования</text:span><text:span text:style-name="T7_4"><text:s/></text:span><text:span text:style-name="T7_5">системы</text:span><text:span text:style-name="T7_6"><text:s/></text:span><text:span text:style-name="T7_7">версий</text:span><text:span text:style-name="T7_8">,<text:s/></text:span><text:span text:style-name="T7_9">очевидна</text:span><text:span text:style-name="T7_10">.<text:s/></text:span><text:span text:style-name="T7_11">Так</text:span><text:span text:style-name="T7_12"><text:s/></text:span><text:span text:style-name="T7_13">как</text:span><text:span text:style-name="T7_14"><text:s/></text:span><text:span text:style-name="T7_15">в</text:span><text:span text:style-name="T7_16"><text:s/></text:span><text:span text:style-name="T7_17">группе</text:span><text:span text:style-name="T7_18"><text:s/></text:span><text:span text:style-name="T7_19">несколько</text:span><text:span text:style-name="T7_20"><text:s/></text:span><text:span text:style-name="T7_21">программистов</text:span><text:span text:style-name="T7_22"><text:s/></text:span><text:span text:style-name="T7_23">и</text:span><text:span text:style-name="T7_24"><text:s/></text:span><text:span text:style-name="T7_25">тестер</text:span><text:span text:style-name="T7_26">,<text:s/></text:span><text:span text:style-name="T7_27">мы</text:span><text:span text:style-name="T7_28"><text:s/></text:span><text:span text:style-name="T7_29">имеем</text:span><text:span text:style-name="T7_30">:</text:span></text:p>
      <text:list text:style-name="LS1" xml:id="list0">
        <text:list-item>
          <text:p text:style-name="P8"><text:span text:style-name="T8_1">возможность</text:span><text:span text:style-name="T8_2"><text:s/></text:span><text:span text:style-name="T8_3">удаленной</text:span><text:span text:style-name="T8_4"><text:s/></text:span><text:span text:style-name="T8_5">работы</text:span><text:span text:style-name="T8_6"><text:s/></text:span><text:span text:style-name="T8_7">с</text:span><text:span text:style-name="T8_8"><text:s/></text:span><text:span text:style-name="T8_9">исходными</text:span><text:span text:style-name="T8_10"><text:s/></text:span><text:span text:style-name="T8_11">кодами</text:span><text:span text:style-name="T8_12">.</text:span></text:p>
        </text:list-item>
        <text:list-item>
          <text:p text:style-name="P9"><text:span text:style-name="T9_1">возможность</text:span><text:span text:style-name="T9_2"><text:s/></text:span><text:span text:style-name="T9_3">создавать</text:span><text:span text:style-name="T9_4"><text:s/></text:span><text:span text:style-name="T9_5">свои</text:span><text:span text:style-name="T9_6"><text:s/></text:span><text:span text:style-name="T9_7">ветки</text:span><text:span text:style-name="T9_8">,<text:s/></text:span><text:span text:style-name="T9_9">не</text:span><text:span text:style-name="T9_10"><text:s/></text:span><text:span text:style-name="T9_11">мешая</text:span><text:span text:style-name="T9_12"><text:s/></text:span><text:span text:style-name="T9_13">при</text:span><text:span text:style-name="T9_14"><text:s/></text:span><text:span text:style-name="T9_15">этом</text:span><text:span text:style-name="T9_16"><text:s/></text:span><text:span text:style-name="T9_17">другим</text:span><text:span text:style-name="T9_18"><text:s/></text:span><text:span text:style-name="T9_19">разработчикам</text:span><text:span text:style-name="T9_20">.</text:span></text:p>
        </text:list-item>
        <text:list-item>
          <text:p text:style-name="P10"><text:span text:style-name="T10_1">доступ</text:span><text:span text:style-name="T10_2"><text:s/></text:span><text:span text:style-name="T10_3">к</text:span><text:span text:style-name="T10_4"><text:s/></text:span><text:span text:style-name="T10_5">последним</text:span><text:span text:style-name="T10_6"><text:s/></text:span><text:span text:style-name="T10_7">изменения</text:span><text:span text:style-name="T10_8"><text:s/></text:span><text:span text:style-name="T10_9">в</text:span><text:span text:style-name="T10_10"><text:s/></text:span><text:span text:style-name="T10_11">коде</text:span><text:span text:style-name="T10_12">,<text:s/></text:span><text:span text:style-name="T10_13">т</text:span><text:span text:style-name="T10_14">.</text:span><text:span text:style-name="T10_15">к</text:span><text:span text:style-name="T10_16">.<text:s/></text:span><text:span text:style-name="T10_17">все</text:span><text:span text:style-name="T10_18"><text:s/></text:span><text:span text:style-name="T10_19">исходники</text:span><text:span text:style-name="T10_20"><text:s/></text:span><text:span text:style-name="T10_21">хранятся</text:span><text:span text:style-name="T10_22"><text:s/></text:span><text:span text:style-name="T10_23">на</text:span><text:span text:style-name="T10_24"><text:s/></text:span><text:span text:style-name="T10_25">серверах</text:span><text:span text:style-name="T10_26"><text:s/></text:span><text:span text:style-name="T10_27">СКБ</text:span><text:span text:style-name="T10_28"><text:s/>“</text:span><text:span text:style-name="T10_29">Старт</text:span><text:span text:style-name="T10_30">”.</text:span></text:p>
        </text:list-item>
        <text:list-item>
          <text:p text:style-name="P11"><text:span text:style-name="T11_1">исходные</text:span><text:span text:style-name="T11_2"><text:s/></text:span><text:span text:style-name="T11_3">коды</text:span><text:span text:style-name="T11_4"><text:s/></text:span><text:span text:style-name="T11_5">защищены</text:span><text:span text:style-name="T11_6">,<text:s/></text:span><text:span text:style-name="T11_7">доступ</text:span><text:span text:style-name="T11_8"><text:s/></text:span><text:span text:style-name="T11_9">к</text:span><text:span text:style-name="T11_10"><text:s/></text:span><text:span text:style-name="T11_11">ним</text:span><text:span text:style-name="T11_12"><text:s/></text:span><text:span text:style-name="T11_13">можно</text:span><text:span text:style-name="T11_14"><text:s/></text:span><text:span text:style-name="T11_15">получить</text:span><text:span text:style-name="T11_16"><text:s/></text:span><text:span text:style-name="T11_17">лишь</text:span><text:span text:style-name="T11_18"><text:s/></text:span><text:span text:style-name="T11_19">имея</text:span><text:span text:style-name="T11_20"><text:s/></text:span><text:span text:style-name="T11_21">SSH</text:span><text:span text:style-name="T11_22">-</text:span><text:span text:style-name="T11_23">ключ</text:span><text:span text:style-name="T11_24">.</text:span></text:p>
        </text:list-item>
        <text:list-item>
          <text:p text:style-name="P12"><text:span text:style-name="T12_1">возможность</text:span><text:span text:style-name="T12_2"><text:s/></text:span><text:span text:style-name="T12_3">откатиться</text:span><text:span text:style-name="T12_4"><text:s/></text:span><text:span text:style-name="T12_5">к</text:span><text:span text:style-name="T12_6"><text:s/></text:span><text:span text:style-name="T12_7">любой</text:span><text:span text:style-name="T12_8"><text:s/></text:span><text:span text:style-name="T12_9">стабильной</text:span><text:span text:style-name="T12_10"><text:s/></text:span><text:span text:style-name="T12_11">стадии</text:span><text:span text:style-name="T12_12"><text:s/></text:span><text:span text:style-name="T12_13">проекта</text:span><text:span text:style-name="T12_14">.</text:span></text:p>
        </text:list-item>
      </text:list>
      <text:p text:style-name="P13"/>
      <text:h text:style-name="P14" text:outline-level="10"><text:bookmark-start text:name="h.r6bjl9204orj"/><text:bookmark-end text:name="h.r6bjl9204orj"/><text:span text:style-name="T14_1">Основы</text:span><text:span text:style-name="T14_2"><text:s/></text:span><text:span text:style-name="T14_3">GIT</text:span><text:span text:style-name="T14_4"><text:s/></text:span></text:h>
      <text:p text:style-name="P15"><text:span text:style-name="T15_1">Основные</text:span><text:span text:style-name="T15_2"><text:s/></text:span><text:span text:style-name="T15_3">постулаты</text:span><text:span text:style-name="T15_4"><text:s/></text:span><text:span text:style-name="T15_5">работы</text:span><text:span text:style-name="T15_6"><text:s/></text:span><text:span text:style-name="T15_7">с</text:span><text:span text:style-name="T15_8"><text:s/></text:span><text:span text:style-name="T15_9">кодом</text:span><text:span text:style-name="T15_10"><text:s/></text:span><text:span text:style-name="T15_11">в</text:span><text:span text:style-name="T15_12"><text:s/></text:span><text:span text:style-name="T15_13">системе</text:span><text:span text:style-name="T15_14"><text:s/></text:span><text:span text:style-name="T15_15">Git</text:span><text:span text:style-name="T15_16">:</text:span></text:p>
      <text:list text:style-name="LS2" xml:id="list5">
        <text:list-item>
          <text:p text:style-name="P16"><text:span text:style-name="T16_1">Каждая</text:span><text:span text:style-name="T16_2"><text:s/></text:span><text:span text:style-name="T16_3">задача</text:span><text:span text:style-name="T16_4"><text:s/></text:span><text:span text:style-name="T16_5">решается</text:span><text:span text:style-name="T16_6"><text:s/></text:span><text:span text:style-name="T16_7">в</text:span><text:span text:style-name="T16_8"><text:s/></text:span><text:span text:style-name="T16_9">своей</text:span><text:span text:style-name="T16_10"><text:s/></text:span><text:span text:style-name="T16_11">ветке</text:span><text:span text:style-name="T16_12">.</text:span></text:p>
        </text:list-item>
        <text:list-item>
          <text:p text:style-name="P17"><text:span text:style-name="T17_1">Коммитим</text:span><text:span text:style-name="T17_2"><text:s/></text:span><text:span text:style-name="T17_3">сразу</text:span><text:span text:style-name="T17_4">,<text:s/></text:span><text:span text:style-name="T17_5">как</text:span><text:span text:style-name="T17_6"><text:s/></text:span><text:span text:style-name="T17_7">что</text:span><text:span text:style-name="T17_8">-</text:span><text:span text:style-name="T17_9">то</text:span><text:span text:style-name="T17_10"><text:s/></text:span><text:span text:style-name="T17_11">получили</text:span><text:span text:style-name="T17_12"><text:s/></text:span><text:span text:style-name="T17_13">осмысленное</text:span><text:span text:style-name="T17_14">.</text:span></text:p>
        </text:list-item>
        <text:list-item>
          <text:p text:style-name="P18"><text:span text:style-name="T18_1">В</text:span><text:span text:style-name="T18_2"><text:s/></text:span><text:span text:style-name="T18_3">master</text:span><text:span text:style-name="T18_4"><text:s/></text:span><text:span text:style-name="T18_5">мержится</text:span><text:span text:style-name="T18_6"><text:s/></text:span><text:span text:style-name="T18_7">не</text:span><text:span text:style-name="T18_8"><text:s/></text:span><text:span text:style-name="T18_9">разработчиком</text:span><text:span text:style-name="T18_10">,<text:s/></text:span><text:span text:style-name="T18_11">а</text:span><text:span text:style-name="T18_12"><text:s/></text:span><text:span text:style-name="T18_13">вторым</text:span><text:span text:style-name="T18_14"><text:s/></text:span><text:span text:style-name="T18_15">человеком</text:span><text:span text:style-name="T18_16">,<text:s/></text:span><text:span text:style-name="T18_17">который</text:span><text:span text:style-name="T18_18"><text:s/></text:span><text:span text:style-name="T18_19">производит</text:span><text:span text:style-name="T18_20"><text:s/></text:span><text:span text:style-name="T18_21">вычитку</text:span><text:span text:style-name="T18_22"><text:s/></text:span><text:span text:style-name="T18_23">и</text:span><text:span text:style-name="T18_24"><text:s/></text:span><text:span text:style-name="T18_25">тестирование</text:span><text:span text:style-name="T18_26"><text:s/></text:span><text:span text:style-name="T18_27">изменения</text:span></text:p>
        </text:list-item>
        <text:list-item>
          <text:p text:style-name="P19"><text:span text:style-name="T19_1">Все</text:span><text:span text:style-name="T19_2"><text:s/></text:span><text:span text:style-name="T19_3">коммиты</text:span><text:span text:style-name="T19_4"><text:s/></text:span><text:span text:style-name="T19_5">должны</text:span><text:span text:style-name="T19_6"><text:s/></text:span><text:span text:style-name="T19_7">быть</text:span><text:span text:style-name="T19_8"><text:s/></text:span><text:span text:style-name="T19_9">осмысленно</text:span><text:span text:style-name="T19_10"><text:s/></text:span><text:span text:style-name="T19_11">подписаны</text:span><text:span text:style-name="T19_12">/</text:span><text:span text:style-name="T19_13">прокомментированы</text:span><text:span text:style-name="T19_14">.</text:span></text:p>
        </text:list-item>
      </text:list>
      <text:p text:style-name="P20"/>
      <text:h text:style-name="P21" text:outline-level="10"><text:bookmark-start text:name="h.ohfrq54uv9c2"/><text:bookmark-end text:name="h.ohfrq54uv9c2"/><text:span text:style-name="T21_1">Р</text:span><text:span text:style-name="T21_2">абота</text:span><text:span text:style-name="T21_3"><text:s/></text:span><text:span text:style-name="T21_4">под</text:span><text:span text:style-name="T21_5"><text:s/></text:span><text:span text:style-name="T21_6">Linux</text:span></text:h>
      <text:h text:style-name="P22" text:outline-level="10"><text:bookmark-start text:name="h.i6r0sp9n74lf"/><text:bookmark-end text:name="h.i6r0sp9n74lf"/><text:span text:style-name="T22_1">Подготовка</text:span><text:span text:style-name="T22_2"><text:s/></text:span><text:span text:style-name="T22_3">к</text:span><text:span text:style-name="T22_4"><text:s/></text:span><text:span text:style-name="T22_5">работе</text:span></text:h>
      <text:p text:style-name="P23"><text:span text:style-name="T23_1">Устанавливаются</text:span><text:span text:style-name="T23_2"><text:s/></text:span><text:span text:style-name="T23_3">системные</text:span><text:span text:style-name="T23_4"><text:s/></text:span><text:span text:style-name="T23_5">пакеты</text:span><text:span text:style-name="T23_6">:<text:s/></text:span></text:p>
      <text:p text:style-name="P24"><text:span text:style-name="T24_1">ssh</text:span><text:span text:style-name="T24_2">-</text:span><text:span text:style-name="T24_3">client</text:span><text:span text:style-name="T24_4"><text:s/></text:span><text:span text:style-name="T24_5">и</text:span><text:span text:style-name="T24_6"><text:s/></text:span><text:span text:style-name="T24_7">git</text:span></text:p>
      <text:p text:style-name="P25"><text:span text:style-name="T25_1">Создаётся</text:span><text:span text:style-name="T25_2"><text:s/></text:span><text:span text:style-name="T25_3">приватный</text:span><text:span text:style-name="T25_4"><text:s/></text:span><text:span text:style-name="T25_5">ключ</text:span><text:span text:style-name="T25_6">:</text:span></text:p>
      <text:p text:style-name="P26"><text:span text:style-name="T26_1"><text:tab/></text:span><text:span text:style-name="T26_2">ssh</text:span><text:span text:style-name="T26_3">-</text:span><text:span text:style-name="T26_4">keygen</text:span><text:span text:style-name="T26_5"><text:s/><text:tab/>-</text:span><text:span text:style-name="T26_6">t</text:span><text:span text:style-name="T26_7"><text:s/></text:span><text:span text:style-name="T26_8">dsa</text:span><text:span text:style-name="T26_9"><text:s/>-</text:span><text:span text:style-name="T26_10">C</text:span><text:span text:style-name="T26_11"><text:s/>"</text:span><text:span text:style-name="T26_12">Ivan</text:span><text:span text:style-name="T26_13"><text:s/></text:span><text:span text:style-name="T26_14">Petrov</text:span><text:span text:style-name="T26_15"><text:s/>&lt;</text:span><text:span text:style-name="T26_16">work</text:span><text:span text:style-name="T26_17">@</text:span><text:span text:style-name="T26_18">mail</text:span><text:span text:style-name="T26_19">&gt;"</text:span></text:p>
      <text:p text:style-name="P27"><text:span text:style-name="T27_1">Настраивается</text:span><text:span text:style-name="T27_2"><text:s/></text:span><text:span text:style-name="T27_3">ФИО</text:span><text:span text:style-name="T27_4"><text:s/></text:span><text:span text:style-name="T27_5">и</text:span><text:span text:style-name="T27_6"><text:s/></text:span><text:span text:style-name="T27_7">Емейл</text:span><text:span text:style-name="T27_8"><text:s/></text:span><text:span text:style-name="T27_9">автора</text:span><text:span text:style-name="T27_10">:<text:tab/></text:span></text:p>
      <text:p text:style-name="P28"><text:span text:style-name="T28_1">git</text:span><text:span text:style-name="T28_2"><text:s/><text:tab/></text:span><text:span text:style-name="T28_3">config</text:span><text:span text:style-name="T28_4"><text:s/>--</text:span><text:span text:style-name="T28_5">global</text:span><text:span text:style-name="T28_6"><text:s/></text:span><text:span text:style-name="T28_7">user</text:span><text:span text:style-name="T28_8">.</text:span><text:span text:style-name="T28_9">name</text:span><text:span text:style-name="T28_10"><text:s/>"</text:span><text:span text:style-name="T28_11">Ivan</text:span><text:span text:style-name="T28_12"><text:s/></text:span><text:span text:style-name="T28_13">Petrov</text:span><text:span text:style-name="T28_14">"</text:span></text:p>
      <text:p text:style-name="P29"><text:span text:style-name="T29_1"><text:tab/></text:span><text:span text:style-name="T29_2">git</text:span><text:span text:style-name="T29_3"><text:s/></text:span><text:span text:style-name="T29_4">config</text:span><text:span text:style-name="T29_5"><text:s/><text:tab/>--</text:span><text:span text:style-name="T29_6">global</text:span><text:span text:style-name="T29_7"><text:s/></text:span><text:span text:style-name="T29_8">user</text:span><text:span text:style-name="T29_9">.</text:span><text:span text:style-name="T29_10">email</text:span><text:span text:style-name="T29_11"><text:s/></text:span><text:span text:style-name="T29_12">work</text:span><text:span text:style-name="T29_13">@</text:span><text:span text:style-name="T29_14">mail</text:span><text:span text:style-name="T29_15">"</text:span></text:p>
      <text:p text:style-name="P30"><text:span text:style-name="T30_1"><text:tab/></text:span></text:p>
      <text:p text:style-name="P31"><text:span text:style-name="T31_1">Админу</text:span><text:span text:style-name="T31_2"><text:s/></text:span><text:span text:style-name="T31_3">отсылается</text:span><text:span text:style-name="T31_4"><text:s/></text:span><text:span text:style-name="T31_5">файл</text:span><text:span text:style-name="T31_6"><text:s/>~/.</text:span><text:span text:style-name="T31_7">ssh</text:span><text:span text:style-name="T31_8">/</text:span><text:span text:style-name="T31_9">id</text:span><text:span text:style-name="T31_10">_</text:span><text:span text:style-name="T31_11">dsa</text:span><text:span text:style-name="T31_12">.</text:span><text:span text:style-name="T31_13">pub</text:span><text:span text:style-name="T31_14"><text:s/></text:span><text:span text:style-name="T31_15">для</text:span><text:span text:style-name="T31_16"><text:s/></text:span><text:span text:style-name="T31_17">настройки</text:span><text:span text:style-name="T31_18"><text:s/></text:span><text:span text:style-name="T31_19">доступ</text:span><text:span text:style-name="T31_20">а</text:span><text:span text:style-name="T31_21"><text:s/></text:span><text:span text:style-name="T31_22">до</text:span><text:span text:style-name="T31_23"><text:s/></text:span><text:span text:style-name="T31_24">репозитори</text:span><text:span text:style-name="T31_25">я</text:span><text:span text:style-name="T31_26"><text:s/></text:span><text:span text:style-name="T31_27">на</text:span><text:span text:style-name="T31_28"><text:s/></text:span><text:span text:style-name="T31_29">текущем</text:span><text:span text:style-name="T31_30"><text:s/></text:span><text:span text:style-name="T31_31">сервере</text:span><text:span text:style-name="T31_32">.</text:span></text:p>
      <text:h text:style-name="P32" text:outline-level="10"><text:bookmark-start text:name="h.g98zqh2spl89"/><text:bookmark-end text:name="h.g98zqh2spl89"/><text:span text:style-name="T32_1">Получение</text:span><text:span text:style-name="T32_2"><text:s/></text:span><text:span text:style-name="T32_3">репозитория</text:span><text:span text:style-name="T32_4"><text:tab/></text:span></text:h>
      <text:p text:style-name="P33"><text:span text:style-name="T33_1">Переходим</text:span><text:span text:style-name="T33_2"><text:s/></text:span><text:span text:style-name="T33_3">в</text:span><text:span text:style-name="T33_4"><text:s/></text:span><text:span text:style-name="T33_5">директорию</text:span><text:span text:style-name="T33_6"><text:s/></text:span><text:span text:style-name="T33_7">для</text:span><text:span text:style-name="T33_8"><text:s/></text:span><text:span text:style-name="T33_9">работы</text:span><text:span text:style-name="T33_10">,<text:s/></text:span><text:span text:style-name="T33_11">и</text:span><text:span text:style-name="T33_12"><text:s/></text:span><text:span text:style-name="T33_13">запускаем</text:span></text:p>
      <text:p text:style-name="P34"><text:span text:style-name="T34_1">git</text:span><text:span text:style-name="T34_2"><text:s/></text:span><text:span text:style-name="T34_3">clone</text:span><text:span text:style-name="T34_4"><text:a xlink:type="simple" xlink:href="https://vk.com/write?email=git@git.keva.su"><text:span text:style-name="T34_5"><text:s/></text:span></text:a></text:span><text:span text:style-name="T34_6"><text:a xlink:type="simple" xlink:href="https://vk.com/write?email=git@git.keva.su"><text:span text:style-name="T34_7">git</text:span></text:a></text:span><text:span text:style-name="T34_8"><text:a xlink:type="simple" xlink:href="https://vk.com/write?email=git@git.keva.su"><text:span text:style-name="T34_9">@</text:span></text:a></text:span><text:span text:style-name="T34_10"><text:a xlink:type="simple" xlink:href="https://vk.com/write?email=git@git.keva.su"><text:span text:style-name="T34_11">git</text:span></text:a></text:span><text:span text:style-name="T34_12"><text:a xlink:type="simple" xlink:href="https://vk.com/write?email=git@git.keva.su"><text:span text:style-name="T34_13">.</text:span></text:a></text:span><text:span text:style-name="T34_14"><text:a xlink:type="simple" xlink:href="https://vk.com/write?email=git@git.keva.su"><text:span text:style-name="T34_15">keva</text:span></text:a></text:span><text:span text:style-name="T34_16"><text:a xlink:type="simple" xlink:href="https://vk.com/write?email=git@git.keva.su"><text:span text:style-name="T34_17">.</text:span></text:a></text:span><text:span text:style-name="T34_18"><text:a xlink:type="simple" xlink:href="https://vk.com/write?email=git@git.keva.su"><text:span text:style-name="T34_19">su</text:span></text:a></text:span><text:span text:style-name="T34_20">:</text:span><text:span text:style-name="T34_21">gpo</text:span><text:span text:style-name="T34_22">.</text:span><text:span text:style-name="T34_23">git</text:span><text:span text:style-name="T34_24"><text:s/></text:span><text:span text:style-name="T34_25">gpo</text:span><text:span text:style-name="T34_26">.</text:span><text:span text:style-name="T34_27">git</text:span></text:p>
      <text:h text:style-name="P35" text:outline-level="10"><text:bookmark-start text:name="h.qfpqpmxj5rl"/><text:bookmark-end text:name="h.qfpqpmxj5rl"/><text:span text:style-name="T35_1">Основные</text:span><text:span text:style-name="T35_2"><text:s/></text:span><text:span text:style-name="T35_3">используемые</text:span><text:span text:style-name="T35_4"><text:s/></text:span><text:span text:style-name="T35_5">функции</text:span></text:h>
      <text:p text:style-name="P36"><text:span text:style-name="T36_1">Обновление</text:span><text:span text:style-name="T36_2"><text:s/></text:span><text:span text:style-name="T36_3">текущей</text:span><text:span text:style-name="T36_4"><text:s/></text:span><text:span text:style-name="T36_5">ветки</text:span><text:span text:style-name="T36_6"><text:s/></text:span><text:span text:style-name="T36_7">из</text:span><text:span text:style-name="T36_8"><text:s text:c="2"/></text:span><text:span text:style-name="T36_9">центрального</text:span><text:span text:style-name="T36_10"><text:s/></text:span><text:span text:style-name="T36_11">репозитория</text:span><text:span text:style-name="T36_12">:</text:span></text:p>
      <text:p text:style-name="P37"><text:span text:style-name="T37_1"><text:tab/></text:span><text:span text:style-name="T37_2">git</text:span><text:span text:style-name="T37_3"><text:s/></text:span><text:span text:style-name="T37_4">pull</text:span><text:span text:style-name="T37_5"><text:tab/></text:span></text:p>
      <text:p text:style-name="P38"><text:span text:style-name="T38_1">Переключение</text:span><text:span text:style-name="T38_2"><text:s/></text:span><text:span text:style-name="T38_3">на</text:span><text:span text:style-name="T38_4"><text:s/></text:span><text:span text:style-name="T38_5">некоторую</text:span><text:span text:style-name="T38_6"><text:s/></text:span><text:span text:style-name="T38_7">ветку</text:span><text:span text:style-name="T38_8">:</text:span></text:p>
      <text:p text:style-name="P39"><text:span text:style-name="T39_1"><text:tab/></text:span><text:span text:style-name="T39_2">git</text:span><text:span text:style-name="T39_3"><text:s text:c="2"/></text:span><text:span text:style-name="T39_4">checkout</text:span><text:span text:style-name="T39_5"><text:s/></text:span><text:span text:style-name="T39_6">branchname</text:span></text:p>
      <text:p text:style-name="P40"><text:span text:style-name="T40_1">Создание</text:span><text:span text:style-name="T40_2"><text:s/></text:span><text:span text:style-name="T40_3">новой</text:span><text:span text:style-name="T40_4"><text:s/></text:span><text:span text:style-name="T40_5">ветки</text:span><text:span text:style-name="T40_6">,<text:s/></text:span><text:span text:style-name="T40_7">базирующейся</text:span><text:span text:style-name="T40_8"><text:s/><text:tab/></text:span><text:span text:style-name="T40_9">на</text:span><text:span text:style-name="T40_10"><text:s/></text:span><text:span text:style-name="T40_11">текущей</text:span></text:p>
      <text:p text:style-name="P41"><text:span text:style-name="T41_1"><text:tab/></text:span><text:span text:style-name="T41_2">git</text:span><text:span text:style-name="T41_3"><text:s/></text:span><text:span text:style-name="T41_4">checkout</text:span><text:span text:style-name="T41_5"><text:s/>-</text:span><text:span text:style-name="T41_6">b</text:span><text:span text:style-name="T41_7"><text:s/></text:span><text:span text:style-name="T41_8">branchname</text:span><text:span text:style-name="T41_9"><text:tab/></text:span></text:p>
      <text:p text:style-name="P42"><text:span text:style-name="T42_1">Удаление</text:span><text:span text:style-name="T42_2"><text:s/></text:span><text:span text:style-name="T42_3">веток</text:span></text:p>
      <text:p text:style-name="P43"><text:span text:style-name="T43_1"><text:tab/></text:span><text:span text:style-name="T43_2">git</text:span><text:span text:style-name="T43_3"><text:s/></text:span><text:span text:style-name="T43_4">branch</text:span><text:span text:style-name="T43_5"><text:s/>-</text:span><text:span text:style-name="T43_6">d</text:span><text:span text:style-name="T43_7"><text:s/></text:span><text:span text:style-name="T43_8">branchname</text:span><text:span text:style-name="T43_9"><text:s text:c="2"/>==<text:s/></text:span><text:span text:style-name="T43_10"><text:s/></text:span><text:span text:style-name="T43_11">удаление</text:span><text:span text:style-name="T43_12"><text:s/></text:span><text:span text:style-name="T43_13">локальной</text:span><text:span text:style-name="T43_14"><text:s/></text:span><text:span text:style-name="T43_15">уже</text:span><text:span text:style-name="T43_16"><text:s/></text:span><text:span text:style-name="T43_17">слитой</text:span><text:span text:style-name="T43_18"><text:s/></text:span><text:span text:style-name="T43_19">ветки</text:span></text:p>
      <text:p text:style-name="P44"><text:span text:style-name="T44_1"><text:tab/></text:span><text:span text:style-name="T44_2">git</text:span><text:span text:style-name="T44_3"><text:s/></text:span><text:span text:style-name="T44_4">push</text:span><text:span text:style-name="T44_5"><text:s/></text:span><text:span text:style-name="T44_6">origin</text:span><text:span text:style-name="T44_7"><text:s/>:</text:span><text:span text:style-name="T44_8">branchname</text:span><text:span text:style-name="T44_9"><text:s/>==<text:s/></text:span><text:span text:style-name="T44_10"><text:s/></text:span><text:span text:style-name="T44_11">удаление</text:span><text:span text:style-name="T44_12"><text:s/></text:span><text:span text:style-name="T44_13">ветки</text:span><text:span text:style-name="T44_14"><text:s/></text:span><text:span text:style-name="T44_15">с</text:span><text:span text:style-name="T44_16"><text:s/></text:span><text:span text:style-name="T44_17">центрального</text:span><text:span text:style-name="T44_18"><text:s/></text:span><text:span text:style-name="T44_19">репозитория</text:span></text:p>
      <text:p text:style-name="P45"><text:span text:style-name="T45_1"><text:tab/></text:span></text:p>
      <text:p text:style-name="P46"><text:span text:style-name="T46_1">Слияние</text:span><text:span text:style-name="T46_2"><text:s/></text:span><text:span text:style-name="T46_3">ветки</text:span><text:span text:style-name="T46_4"><text:s/></text:span><text:span text:style-name="T46_5">с</text:span><text:span text:style-name="T46_6"><text:s/></text:span><text:span text:style-name="T46_7">текущей</text:span></text:p>
      <text:p text:style-name="P47"><text:span text:style-name="T47_1"><text:tab/></text:span><text:span text:style-name="T47_2">git</text:span><text:span text:style-name="T47_3"><text:s/></text:span><text:span text:style-name="T47_4">merge</text:span><text:span text:style-name="T47_5"><text:s/><text:tab/>--</text:span><text:span text:style-name="T47_6">no</text:span><text:span text:style-name="T47_7">-</text:span><text:span text:style-name="T47_8">ff</text:span><text:span text:style-name="T47_9"><text:s/></text:span><text:span text:style-name="T47_10">branchname</text:span><text:span text:style-name="T47_11"><text:tab/></text:span></text:p>
      <text:p text:style-name="P48"><text:span text:style-name="T48_1">Посмотреть</text:span><text:span text:style-name="T48_2"><text:s/></text:span><text:span text:style-name="T48_3">какие</text:span><text:span text:style-name="T48_4"><text:s/></text:span><text:span text:style-name="T48_5">файлы</text:span><text:span text:style-name="T48_6"><text:s/></text:span><text:span text:style-name="T48_7">изменены</text:span><text:span text:style-name="T48_8"><text:s/></text:span><text:span text:style-name="T48_9">в</text:span><text:span text:style-name="T48_10"><text:s/></text:span><text:span text:style-name="T48_11"><text:s/></text:span><text:span text:style-name="T48_12">текущей</text:span><text:span text:style-name="T48_13"><text:s/></text:span><text:span text:style-name="T48_14">директории</text:span><text:span text:style-name="T48_15">:</text:span></text:p>
      <text:p text:style-name="P49"><text:span text:style-name="T49_1"><text:tab/></text:span><text:span text:style-name="T49_2">git</text:span><text:span text:style-name="T49_3"><text:s/></text:span><text:span text:style-name="T49_4">status</text:span><text:span text:style-name="T49_5"><text:s/></text:span><text:span text:style-name="T49_6">.</text:span></text:p>
      <text:p text:style-name="P50"><text:span text:style-name="T50_1">Посмотреть</text:span><text:span text:style-name="T50_2"><text:s/></text:span><text:span text:style-name="T50_3">какие</text:span><text:span text:style-name="T50_4"><text:s/></text:span><text:span text:style-name="T50_5">именно</text:span><text:span text:style-name="T50_6"><text:s/></text:span><text:span text:style-name="T50_7">изменения</text:span><text:span text:style-name="T50_8"><text:s/></text:span><text:span text:style-name="T50_9">были</text:span><text:span text:style-name="T50_10"><text:s/></text:span><text:span text:style-name="T50_11">сделаны</text:span><text:span text:style-name="T50_12"><text:s/></text:span><text:span text:style-name="T50_13">в</text:span><text:span text:style-name="T50_14"><text:s/></text:span><text:span text:style-name="T50_15">файлах</text:span><text:span text:style-name="T50_16"><text:s/></text:span><text:span text:style-name="T50_17">в</text:span><text:span text:style-name="T50_18"><text:s/><text:tab/></text:span><text:span text:style-name="T50_19">текущей</text:span><text:span text:style-name="T50_20"><text:s/></text:span><text:span text:style-name="T50_21">директории</text:span><text:span text:style-name="T50_22">:</text:span></text:p>
      <text:p text:style-name="P51"><text:span text:style-name="T51_1"><text:tab/></text:span><text:span text:style-name="T51_2">git</text:span><text:span text:style-name="T51_3"><text:s/></text:span><text:span text:style-name="T51_4">diff</text:span><text:span text:style-name="T51_5"><text:s/>.</text:span></text:p>
      <text:p text:style-name="P52"><text:span text:style-name="T52_1">Просмотреть</text:span><text:span text:style-name="T52_2"><text:s/></text:span><text:span text:style-name="T52_3">текущие</text:span><text:span text:style-name="T52_4"><text:s/></text:span><text:span text:style-name="T52_5">изменения</text:span><text:span text:style-name="T52_6"><text:s/></text:span><text:span text:style-name="T52_7">или</text:span><text:span text:style-name="T52_8"><text:s/></text:span><text:span text:style-name="T52_9">просмотр</text:span><text:span text:style-name="T52_10"><text:s/></text:span><text:span text:style-name="T52_11">изменения</text:span><text:span text:style-name="T52_12"><text:s/></text:span><text:span text:style-name="T52_13">двух</text:span><text:span text:style-name="T52_14"><text:s/></text:span><text:span text:style-name="T52_15">файлов</text:span><text:span text:style-name="T52_16"><text:s text:c="2"/>:</text:span></text:p>
      <text:p text:style-name="P53"><text:span text:style-name="T53_1"><text:tab/></text:span><text:span text:style-name="T53_2">git</text:span><text:span text:style-name="T53_3"><text:s text:c="2"/></text:span><text:span text:style-name="T53_4">diff</text:span><text:span text:style-name="T53_5"><text:s/></text:span><text:span text:style-name="T53_6">file</text:span><text:span text:style-name="T53_7">1<text:s/></text:span><text:span text:style-name="T53_8">file</text:span><text:span text:style-name="T53_9">2<text:tab/></text:span></text:p>
      <text:p text:style-name="P54"><text:span text:style-name="T54_1">Сохранение</text:span><text:span text:style-name="T54_2"><text:s/></text:span><text:span text:style-name="T54_3">текущих</text:span><text:span text:style-name="T54_4"><text:s/></text:span><text:span text:style-name="T54_5">изменений</text:span><text:span text:style-name="T54_6">:</text:span></text:p>
      <text:p text:style-name="P55"><text:span text:style-name="T55_1"><text:tab/></text:span><text:span text:style-name="T55_2"><text:s/></text:span><text:span text:style-name="T55_3">git</text:span><text:span text:style-name="T55_4"><text:s/></text:span><text:span text:style-name="T55_5">add</text:span><text:span text:style-name="T55_6"><text:s/></text:span><text:span text:style-name="T55_7">именафайлов</text:span><text:span text:style-name="T55_8"><text:s/>==<text:s/></text:span><text:span text:style-name="T55_9">до</text:span><text:span text:style-name="T55_10">бавить</text:span><text:span text:style-name="T55_11"><text:s/><text:tab/></text:span><text:span text:style-name="T55_12">измененны</text:span><text:span text:style-name="T55_13">е</text:span><text:span text:style-name="T55_14">/</text:span><text:span text:style-name="T55_15">созданные</text:span><text:span text:style-name="T55_16"><text:s/></text:span><text:span text:style-name="T55_17">файлы</text:span><text:span text:style-name="T55_18">/</text:span><text:span text:style-name="T55_19">директории</text:span><text:span text:style-name="T55_20">.</text:span></text:p>
      <text:p text:style-name="P56"><text:span text:style-name="T56_1"><text:tab/><text:s/></text:span><text:span text:style-name="T56_2">git</text:span><text:span text:style-name="T56_3"><text:s/></text:span><text:span text:style-name="T56_4">rm</text:span><text:span text:style-name="T56_5"><text:s/></text:span><text:span text:style-name="T56_6">именафайлов</text:span><text:span text:style-name="T56_7"><text:s/>==<text:s/></text:span><text:span text:style-name="T56_8">добавить</text:span><text:span text:style-name="T56_9"><text:s/></text:span><text:span text:style-name="T56_10">удаление</text:span><text:span text:style-name="T56_11"><text:s/><text:tab/></text:span><text:span text:style-name="T56_12">файла</text:span><text:span text:style-name="T56_13">/</text:span><text:span text:style-name="T56_14">директории</text:span></text:p>
      <text:p text:style-name="P57"><text:span text:style-name="T57_1"><text:tab/><text:s/></text:span><text:span text:style-name="T57_2">git</text:span><text:span text:style-name="T57_3"><text:s/></text:span><text:span text:style-name="T57_4">commit</text:span><text:span text:style-name="T57_5"><text:s/>==<text:s/></text:span><text:span text:style-name="T57_6">сохранить</text:span><text:span text:style-name="T57_7"><text:s/></text:span><text:span text:style-name="T57_8"><text:s/></text:span><text:span text:style-name="T57_9">добавленные</text:span><text:span text:style-name="T57_10"><text:s/></text:span><text:span text:style-name="T57_11">изменения</text:span><text:span text:style-name="T57_12">.<text:s/></text:span><text:span text:style-name="T57_13">Откроется</text:span><text:span text:style-name="T57_14"><text:s/><text:tab/></text:span><text:span text:style-name="T57_15">редактор</text:span><text:span text:style-name="T57_16">,<text:s/></text:span><text:span text:style-name="T57_17">чтобы</text:span><text:span text:style-name="T57_18"><text:s/></text:span><text:span text:style-name="T57_19">ввести</text:span><text:span text:style-name="T57_20"><text:s/></text:span><text:span text:style-name="T57_21">комментарий</text:span><text:span text:style-name="T57_22"><text:s/></text:span><text:span text:style-name="T57_23">к</text:span><text:span text:style-name="T57_24"><text:s/></text:span><text:span text:style-name="T57_25">коммиту</text:span><text:span text:style-name="T57_26">.</text:span></text:p>
      <text:p text:style-name="P58"><text:span text:style-name="T58_1"><text:tab/><text:s/></text:span><text:span text:style-name="T58_2">git</text:span><text:span text:style-name="T58_3"><text:s/></text:span><text:span text:style-name="T58_4">commit</text:span><text:span text:style-name="T58_5"><text:s/>-</text:span><text:span text:style-name="T58_6">m</text:span><text:span text:style-name="T58_7"><text:s/>“</text:span><text:span text:style-name="T58_8">комментарий</text:span><text:span text:style-name="T58_9"><text:s/></text:span><text:span text:style-name="T58_10">к</text:span><text:span text:style-name="T58_11"><text:s/></text:span><text:span text:style-name="T58_12">коммиту</text:span><text:span text:style-name="T58_13">”</text:span><text:span text:style-name="T58_14"><text:s/>==<text:s/></text:span><text:span text:style-name="T58_15">сохранить</text:span><text:span text:style-name="T58_16"><text:s/><text:tab/></text:span><text:span text:style-name="T58_17">добавленные</text:span><text:span text:style-name="T58_18"><text:s/></text:span><text:span text:style-name="T58_19">изменения</text:span><text:span text:style-name="T58_20"><text:s/></text:span><text:span text:style-name="T58_21">с</text:span><text:span text:style-name="T58_22"><text:s/></text:span><text:span text:style-name="T58_23">указанным</text:span><text:span text:style-name="T58_24"><text:s/></text:span><text:span text:style-name="T58_25">комментарием</text:span><text:span text:style-name="T58_26">.</text:span></text:p>
      <text:p text:style-name="P59"/>
      <text:p text:style-name="P60"><text:span text:style-name="T60_1">Отправка</text:span><text:span text:style-name="T60_2"><text:s/></text:span><text:span text:style-name="T60_3">текущей</text:span><text:span text:style-name="T60_4"><text:s/></text:span><text:span text:style-name="T60_5">ветки</text:span><text:span text:style-name="T60_6"><text:s/></text:span><text:span text:style-name="T60_7">в</text:span><text:span text:style-name="T60_8"><text:s/></text:span><text:span text:style-name="T60_9">центральный</text:span><text:span text:style-name="T60_10"><text:s/><text:tab/></text:span><text:span text:style-name="T60_11">репозиторий</text:span><text:span text:style-name="T60_12">:</text:span></text:p>
      <text:p text:style-name="P61"><text:span text:style-name="T61_1"><text:tab/></text:span><text:span text:style-name="T61_2">git</text:span><text:span text:style-name="T61_3"><text:s/></text:span><text:span text:style-name="T61_4">push</text:span></text:p>
      <text:p text:style-name="P62"/>
      <text:p text:style-name="P63"/>
      <text:h text:style-name="P64" text:outline-level="10"><text:bookmark-start text:name="h.3qrv7mqiuusy"/><text:bookmark-end text:name="h.3qrv7mqiuusy"/><text:span text:style-name="T64_1">Работа</text:span><text:span text:style-name="T64_2"><text:s/></text:span><text:span text:style-name="T64_3">под</text:span><text:span text:style-name="T64_4"><text:s/></text:span><text:span text:style-name="T64_5">Windows</text:span></text:h>
      <text:p text:style-name="P65"><text:span text:style-name="T65_1">Для</text:span><text:span text:style-name="T65_2"><text:s/></text:span><text:span text:style-name="T65_3">работы</text:span><text:span text:style-name="T65_4"><text:s/></text:span><text:span text:style-name="T65_5">с</text:span><text:span text:style-name="T65_6"><text:s/></text:span><text:span text:style-name="T65_7">Git</text:span><text:span text:style-name="T65_8"><text:s/></text:span><text:span text:style-name="T65_9">под</text:span><text:span text:style-name="T65_10"><text:s/></text:span><text:span text:style-name="T65_11">Windows</text:span><text:span text:style-name="T65_12"><text:s/></text:span><text:span text:style-name="T65_13">самое</text:span><text:span text:style-name="T65_14"><text:s/></text:span><text:span text:style-name="T65_15">удобное</text:span><text:span text:style-name="T65_16"><text:s/>–<text:s/></text:span><text:span text:style-name="T65_17">использовать</text:span><text:span text:style-name="T65_18"><text:s/></text:span><text:span text:style-name="T65_19">TortoiseGit</text:span><text:span text:style-name="T65_20">.</text:span></text:p>
      <text:h text:style-name="P66" text:outline-level="10"><text:bookmark-start text:name="h.z1o1yqc6odjd"/><text:bookmark-end text:name="h.z1o1yqc6odjd"/><text:span text:style-name="T66_1">Подготовка</text:span><text:span text:style-name="T66_2"><text:s/></text:span><text:span text:style-name="T66_3">к</text:span><text:span text:style-name="T66_4"><text:s/></text:span><text:span text:style-name="T66_5">работе</text:span></text:h>
      <text:p text:style-name="P67"><text:span text:style-name="T67_1">Устанавливается</text:span><text:span text:style-name="T67_2"><text:s/></text:span><text:span text:style-name="T67_3">putty</text:span><text:span text:style-name="T67_4"><text:s/></text:span><text:span text:style-name="T67_5">со</text:span><text:span text:style-name="T67_6"><text:s/></text:span><text:span text:style-name="T67_7">страницы</text:span><text:span text:style-name="T67_8"><text:s/><text:tab/></text:span><text:span text:style-name="T67_9"><text:a xlink:type="simple" xlink:href="http://www.chiark.greenend.org.uk/~sgtatham/putty/"><text:span text:style-name="T67_10">http</text:span></text:a></text:span><text:span text:style-name="T67_11"><text:a xlink:type="simple" xlink:href="http://www.chiark.greenend.org.uk/~sgtatham/putty/"><text:span text:style-name="T67_12">://</text:span></text:a></text:span><text:span text:style-name="T67_13"><text:a xlink:type="simple" xlink:href="http://www.chiark.greenend.org.uk/~sgtatham/putty/"><text:span text:style-name="T67_14">www</text:span></text:a></text:span><text:span text:style-name="T67_15"><text:a xlink:type="simple" xlink:href="http://www.chiark.greenend.org.uk/~sgtatham/putty/"><text:span text:style-name="T67_16">.</text:span></text:a></text:span><text:span text:style-name="T67_17"><text:a xlink:type="simple" xlink:href="http://www.chiark.greenend.org.uk/~sgtatham/putty/"><text:span text:style-name="T67_18">chiark</text:span></text:a></text:span><text:span text:style-name="T67_19"><text:a xlink:type="simple" xlink:href="http://www.chiark.greenend.org.uk/~sgtatham/putty/"><text:span text:style-name="T67_20">.</text:span></text:a></text:span><text:span text:style-name="T67_21"><text:a xlink:type="simple" xlink:href="http://www.chiark.greenend.org.uk/~sgtatham/putty/"><text:span text:style-name="T67_22">greenend</text:span></text:a></text:span><text:span text:style-name="T67_23"><text:a xlink:type="simple" xlink:href="http://www.chiark.greenend.org.uk/~sgtatham/putty/"><text:span text:style-name="T67_24">.</text:span></text:a></text:span><text:span text:style-name="T67_25"><text:a xlink:type="simple" xlink:href="http://www.chiark.greenend.org.uk/~sgtatham/putty/"><text:span text:style-name="T67_26">org</text:span></text:a></text:span><text:span text:style-name="T67_27"><text:a xlink:type="simple" xlink:href="http://www.chiark.greenend.org.uk/~sgtatham/putty/"><text:span text:style-name="T67_28">.</text:span></text:a></text:span><text:span text:style-name="T67_29"><text:a xlink:type="simple" xlink:href="http://www.chiark.greenend.org.uk/~sgtatham/putty/"><text:span text:style-name="T67_30">uk</text:span></text:a></text:span><text:span text:style-name="T67_31"><text:a xlink:type="simple" xlink:href="http://www.chiark.greenend.org.uk/~sgtatham/putty/"><text:span text:style-name="T67_32">/~</text:span></text:a></text:span><text:span text:style-name="T67_33"><text:a xlink:type="simple" xlink:href="http://www.chiark.greenend.org.uk/~sgtatham/putty/"><text:span text:style-name="T67_34">sgtatham</text:span></text:a></text:span><text:span text:style-name="T67_35"><text:a xlink:type="simple" xlink:href="http://www.chiark.greenend.org.uk/~sgtatham/putty/"><text:span text:style-name="T67_36">/</text:span></text:a></text:span><text:span text:style-name="T67_37"><text:a xlink:type="simple" xlink:href="http://www.chiark.greenend.org.uk/~sgtatham/putty/"><text:span text:style-name="T67_38">putty</text:span></text:a></text:span><text:span text:style-name="T67_39"><text:a xlink:type="simple" xlink:href="http://www.chiark.greenend.org.uk/~sgtatham/putty/"><text:span text:style-name="T67_40">/</text:span></text:a></text:span></text:p>
      <text:p text:style-name="P68"><text:span text:style-name="T68_1">Лучше</text:span><text:span text:style-name="T68_2"><text:s/><text:tab/></text:span><text:span text:style-name="T68_3">всего</text:span><text:span text:style-name="T68_4"><text:s/></text:span><text:span text:style-name="T68_5">ставить</text:span><text:span text:style-name="T68_6"><text:s/></text:span><text:span text:style-name="T68_7">полный</text:span><text:span text:style-name="T68_8"><text:s/></text:span><text:span text:style-name="T68_9">пакет</text:span><text:span text:style-name="T68_10">,<text:s/></text:span><text:span text:style-name="T68_11">со</text:span><text:span text:style-name="T68_12"><text:s/></text:span><text:span text:style-name="T68_13">всеми</text:span><text:span text:style-name="T68_14"><text:s/><text:tab/></text:span><text:span text:style-name="T68_15">программами</text:span><text:span text:style-name="T68_16">.<text:s/></text:span><text:span text:style-name="T68_17">По</text:span><text:span text:style-name="T68_18"><text:s/></text:span><text:span text:style-name="T68_19">надобятся</text:span><text:span text:style-name="T68_20"><text:s/></text:span><text:span text:style-name="T68_21">как</text:span><text:span text:style-name="T68_22"><text:s/></text:span><text:span text:style-name="T68_23">минимум</text:span><text:span text:style-name="T68_24"><text:s/><text:tab/></text:span><text:span text:style-name="T68_25">plink</text:span><text:span text:style-name="T68_26">,<text:s/></text:span><text:span text:style-name="T68_27">puttygen</text:span><text:span text:style-name="T68_28">.</text:span></text:p>
      <text:p text:style-name="P69"><text:span text:style-name="T69_1"><text:tab/></text:span></text:p>
      <text:p text:style-name="P70"><text:span text:style-name="T70_1">Устанавливается</text:span><text:span text:style-name="T70_2"><text:s/></text:span><text:span text:style-name="T70_3">msysGit</text:span><text:span text:style-name="T70_4"><text:s/></text:span><text:span text:style-name="T70_5">из</text:span><text:span text:style-name="T70_6"><text:s/></text:span><text:span text:style-name="T70_7">проекта</text:span><text:span text:style-name="T70_8"><text:s/><text:tab/></text:span><text:span text:style-name="T70_9"><text:a xlink:type="simple" xlink:href="http://code.google.com/p/msysgit/"><text:span text:style-name="T70_10">http</text:span></text:a></text:span><text:span text:style-name="T70_11"><text:a xlink:type="simple" xlink:href="http://code.google.com/p/msysgit/"><text:span text:style-name="T70_12">://</text:span></text:a></text:span><text:span text:style-name="T70_13"><text:a xlink:type="simple" xlink:href="http://code.google.com/p/msysgit/"><text:span text:style-name="T70_14">code</text:span></text:a></text:span><text:span text:style-name="T70_15"><text:a xlink:type="simple" xlink:href="http://code.google.com/p/msysgit/"><text:span text:style-name="T70_16">.</text:span></text:a></text:span><text:span text:style-name="T70_17"><text:a xlink:type="simple" xlink:href="http://code.google.com/p/msysgit/"><text:span text:style-name="T70_18">google</text:span></text:a></text:span><text:span text:style-name="T70_19"><text:a xlink:type="simple" xlink:href="http://code.google.com/p/msysgit/"><text:span text:style-name="T70_20">.</text:span></text:a></text:span><text:span text:style-name="T70_21"><text:a xlink:type="simple" xlink:href="http://code.google.com/p/msysgit/"><text:span text:style-name="T70_22">com</text:span></text:a></text:span><text:span text:style-name="T70_23"><text:a xlink:type="simple" xlink:href="http://code.google.com/p/msysgit/"><text:span text:style-name="T70_24">/</text:span></text:a></text:span><text:span text:style-name="T70_25"><text:a xlink:type="simple" xlink:href="http://code.google.com/p/msysgit/"><text:span text:style-name="T70_26">p</text:span></text:a></text:span><text:span text:style-name="T70_27"><text:a xlink:type="simple" xlink:href="http://code.google.com/p/msysgit/"><text:span text:style-name="T70_28">/</text:span></text:a></text:span><text:span text:style-name="T70_29"><text:a xlink:type="simple" xlink:href="http://code.google.com/p/msysgit/"><text:span text:style-name="T70_30">msysgit</text:span></text:a></text:span><text:span text:style-name="T70_31"><text:a xlink:type="simple" xlink:href="http://code.google.com/p/msysgit/"><text:span text:style-name="T70_32">/</text:span></text:a></text:span></text:p>
      <text:p text:style-name="P71"><text:span text:style-name="T71_1">Выбрать</text:span><text:span text:style-name="T71_2"><text:s/><text:tab/></text:span><text:span text:style-name="T71_3">опции</text:span><text:span text:style-name="T71_4"><text:s/></text:span><text:span text:style-name="T71_5">при</text:span><text:span text:style-name="T71_6"><text:s/></text:span><text:span text:style-name="T71_7">установке</text:span><text:span text:style-name="T71_8"><text:s/>«</text:span><text:span text:style-name="T71_9">Add</text:span><text:span text:style-name="T71_10"><text:s/>“</text:span><text:span text:style-name="T71_11">Git</text:span><text:span text:style-name="T71_12"><text:s/></text:span><text:span text:style-name="T71_13">Bash</text:span><text:span text:style-name="T71_14"><text:s/></text:span><text:span text:style-name="T71_15">here</text:span><text:span text:style-name="T71_16">”»,<text:s/><text:tab/>«</text:span><text:span text:style-name="T71_17">Run</text:span><text:span text:style-name="T71_18"><text:s/></text:span><text:span text:style-name="T71_19">Git</text:span><text:span text:style-name="T71_20"><text:s/></text:span><text:span text:style-name="T71_21">from</text:span><text:span text:style-name="T71_22"><text:s/></text:span><text:span text:style-name="T71_23">the</text:span><text:span text:style-name="T71_24"><text:s/></text:span><text:span text:style-name="T71_25">Windows</text:span><text:span text:style-name="T71_26"><text:s/></text:span><text:span text:style-name="T71_27">Command</text:span><text:span text:style-name="T71_28"><text:s/></text:span><text:span text:style-name="T71_29">Prompt</text:span><text:span text:style-name="T71_30">»,<text:s/>«</text:span><text:span text:style-name="T71_31">Use</text:span><text:span text:style-name="T71_32"><text:s/></text:span><text:span text:style-name="T71_33">Windows</text:span><text:span text:style-name="T71_34"><text:s/></text:span><text:span text:style-name="T71_35">style</text:span><text:span text:style-name="T71_36"><text:s/><text:tab/></text:span><text:span text:style-name="T71_37">line</text:span><text:span text:style-name="T71_38"><text:s/></text:span><text:span text:style-name="T71_39">endings</text:span><text:span text:style-name="T71_40">»,<text:s/></text:span><text:span text:style-name="T71_41">когда</text:span><text:span text:style-name="T71_42"><text:s/></text:span><text:span text:style-name="T71_43">спросит</text:span><text:span text:style-name="T71_44"><text:s/>–<text:s/></text:span><text:span text:style-name="T71_45">дать</text:span><text:span text:style-name="T71_46"><text:s/></text:span><text:span text:style-name="T71_47">путь</text:span><text:span text:style-name="T71_48"><text:s/></text:span><text:span text:style-name="T71_49">до</text:span><text:span text:style-name="T71_50"><text:s/><text:tab/></text:span><text:span text:style-name="T71_51">plink</text:span><text:span text:style-name="T71_52">.</text:span><text:span text:style-name="T71_53">exe</text:span></text:p>
      <text:p text:style-name="P72"><text:span text:style-name="T72_1"><text:tab/></text:span></text:p>
      <text:p text:style-name="P73"><text:span text:style-name="T73_1">Устанавливается</text:span><text:span text:style-name="T73_2"><text:s/></text:span><text:span text:style-name="T73_3">TortoiseGit</text:span><text:span text:style-name="T73_4"><text:s/></text:span><text:span text:style-name="T73_5">из</text:span><text:span text:style-name="T73_6"><text:s/></text:span><text:span text:style-name="T73_7">проекта</text:span><text:span text:style-name="T73_8"><text:s/><text:tab/></text:span><text:span text:style-name="T73_9"><text:a xlink:type="simple" xlink:href="http://code.google.com/p/tortoisegit/"><text:span text:style-name="T73_10">http</text:span></text:a></text:span><text:span text:style-name="T73_11"><text:a xlink:type="simple" xlink:href="http://code.google.com/p/tortoisegit/"><text:span text:style-name="T73_12">://</text:span></text:a></text:span><text:span text:style-name="T73_13"><text:a xlink:type="simple" xlink:href="http://code.google.com/p/tortoisegit/"><text:span text:style-name="T73_14">code</text:span></text:a></text:span><text:span text:style-name="T73_15"><text:a xlink:type="simple" xlink:href="http://code.google.com/p/tortoisegit/"><text:span text:style-name="T73_16">.</text:span></text:a></text:span><text:span text:style-name="T73_17"><text:a xlink:type="simple" xlink:href="http://code.google.com/p/tortoisegit/"><text:span text:style-name="T73_18">google</text:span></text:a></text:span><text:span text:style-name="T73_19"><text:a xlink:type="simple" xlink:href="http://code.google.com/p/tortoisegit/"><text:span text:style-name="T73_20">.</text:span></text:a></text:span><text:span text:style-name="T73_21"><text:a xlink:type="simple" xlink:href="http://code.google.com/p/tortoisegit/"><text:span text:style-name="T73_22">com</text:span></text:a></text:span><text:span text:style-name="T73_23"><text:a xlink:type="simple" xlink:href="http://code.google.com/p/tortoisegit/"><text:span text:style-name="T73_24">/</text:span></text:a></text:span><text:span text:style-name="T73_25"><text:a xlink:type="simple" xlink:href="http://code.google.com/p/tortoisegit/"><text:span text:style-name="T73_26">p</text:span></text:a></text:span><text:span text:style-name="T73_27"><text:a xlink:type="simple" xlink:href="http://code.google.com/p/tortoisegit/"><text:span text:style-name="T73_28">/</text:span></text:a></text:span><text:span text:style-name="T73_29"><text:a xlink:type="simple" xlink:href="http://code.google.com/p/tortoisegit/"><text:span text:style-name="T73_30">tortoisegit</text:span></text:a></text:span><text:span text:style-name="T73_31"><text:a xlink:type="simple" xlink:href="http://code.google.com/p/tortoisegit/"><text:span text:style-name="T73_32">/</text:span></text:a></text:span></text:p>
      <text:p text:style-name="P74"><text:span text:style-name="T74_1">После</text:span><text:span text:style-name="T74_2"><text:s/><text:tab/></text:span><text:span text:style-name="T74_3">установки</text:span><text:span text:style-name="T74_4"><text:s/></text:span><text:span text:style-name="T74_5">зайти</text:span><text:span text:style-name="T74_6"><text:s/></text:span><text:span text:style-name="T74_7">в</text:span><text:span text:style-name="T74_8"><text:s/></text:span><text:span text:style-name="T74_9">TortoiseGit</text:span><text:span text:style-name="T74_10"><text:s/>→<text:s/></text:span><text:span text:style-name="T74_11">Settings</text:span><text:span text:style-name="T74_12"><text:s/>→<text:s/></text:span><text:span text:style-name="T74_13">Git</text:span><text:span text:style-name="T74_14"><text:s/>→<text:s/><text:tab/></text:span><text:span text:style-name="T74_15">Config</text:span><text:span text:style-name="T74_16">,<text:s/></text:span><text:span text:style-name="T74_17">убедиться</text:span><text:span text:style-name="T74_18"><text:s/></text:span><text:span text:style-name="T74_19">что</text:span><text:span text:style-name="T74_20"><text:s/></text:span><text:span text:style-name="T74_21">путь</text:span><text:span text:style-name="T74_22"><text:s/></text:span><text:span text:style-name="T74_23">до</text:span><text:span text:style-name="T74_24"><text:s/></text:span><text:span text:style-name="T74_25">msysgit</text:span><text:span text:style-name="T74_26"><text:s/></text:span><text:span text:style-name="T74_27">задан</text:span><text:span text:style-name="T74_28">,<text:s/><text:tab/></text:span><text:span text:style-name="T74_29">и</text:span><text:span text:style-name="T74_30"><text:s/></text:span><text:span text:style-name="T74_31">что</text:span><text:span text:style-name="T74_32"><text:s/></text:span><text:span text:style-name="T74_33">опции</text:span><text:span text:style-name="T74_34"><text:s/></text:span><text:span text:style-name="T74_35">AutoCRLF</text:span><text:span text:style-name="T74_36"><text:s/></text:span><text:span text:style-name="T74_37">и</text:span><text:span text:style-name="T74_38"><text:s/></text:span><text:span text:style-name="T74_39">SafeCRLF</text:span><text:span text:style-name="T74_40"><text:s/></text:span><text:span text:style-name="T74_41">установлены</text:span><text:span text:style-name="T74_42">,<text:s/><text:tab/></text:span><text:span text:style-name="T74_43">настроены</text:span><text:span text:style-name="T74_44"><text:s/></text:span><text:span text:style-name="T74_45">имя</text:span><text:span text:style-name="T74_46">,<text:s/></text:span><text:span text:style-name="T74_47">фамилия</text:span><text:span text:style-name="T74_48">,<text:s/></text:span><text:span text:style-name="T74_49">email</text:span><text:span text:style-name="T74_50"><text:s/></text:span><text:span text:style-name="T74_51">разработчика</text:span><text:span text:style-name="T74_52">.</text:span></text:p>
      <text:p text:style-name="P75"><text:span text:style-name="T75_1"><text:tab/></text:span></text:p>
      <text:p text:style-name="P76"><text:span text:style-name="T76_1">С</text:span><text:span text:style-name="T76_2"><text:s/></text:span><text:span text:style-name="T76_3">помощью</text:span><text:span text:style-name="T76_4"><text:s/></text:span><text:span text:style-name="T76_5">puttygen</text:span><text:span text:style-name="T76_6"><text:s/></text:span><text:span text:style-name="T76_7">создаётся</text:span><text:span text:style-name="T76_8"><text:s/></text:span><text:span text:style-name="T76_9">пара</text:span><text:span text:style-name="T76_10"><text:s/><text:tab/></text:span><text:span text:style-name="T76_11">приватный</text:span><text:span text:style-name="T76_12">+</text:span><text:span text:style-name="T76_13">публичный</text:span><text:span text:style-name="T76_14"><text:s/></text:span><text:span text:style-name="T76_15">ключ</text:span><text:span text:style-name="T76_16">.</text:span></text:p>
      <text:p text:style-name="P77"><text:span text:style-name="T77_1">Публичный</text:span><text:span text:style-name="T77_2"><text:s/><text:tab/></text:span><text:span text:style-name="T77_3">ключ</text:span><text:span text:style-name="T77_4"><text:s/></text:span><text:span text:style-name="T77_5">высылается</text:span><text:span text:style-name="T77_6"><text:s/></text:span><text:span text:style-name="T77_7">админам</text:span><text:span text:style-name="T77_8"><text:s/></text:span><text:span text:style-name="T77_9">для</text:span><text:span text:style-name="T77_10"><text:s/></text:span><text:span text:style-name="T77_11">добавления</text:span><text:span text:style-name="T77_12"><text:s/><text:tab/></text:span><text:span text:style-name="T77_13">в</text:span><text:span text:style-name="T77_14"><text:s/></text:span><text:span text:style-name="T77_15">доступы</text:span><text:span text:style-name="T77_16"><text:s/></text:span><text:span text:style-name="T77_17">репозиториев</text:span><text:span text:style-name="T77_18"><text:s/></text:span><text:span text:style-name="T77_19">и</text:span><text:span text:style-name="T77_20"><text:s/></text:span><text:span text:style-name="T77_21">серверов</text:span><text:span text:style-name="T77_22">.</text:span></text:p>
      <text:p text:style-name="P78"><text:span text:style-name="T78_1">Приватный</text:span><text:span text:style-name="T78_2"><text:s/><text:tab/></text:span><text:span text:style-name="T78_3">ключ</text:span><text:span text:style-name="T78_4"><text:s/></text:span><text:span text:style-name="T78_5">добавляется</text:span><text:span text:style-name="T78_6"><text:s/></text:span><text:span text:style-name="T78_7">в</text:span><text:span text:style-name="T78_8"><text:s/></text:span><text:span text:style-name="T78_9">pagent</text:span><text:span text:style-name="T78_10"><text:s/></text:span><text:span text:style-name="T78_11">через</text:span><text:span text:style-name="T78_12"><text:s/></text:span><text:span text:style-name="T78_13">клик</text:span><text:span text:style-name="T78_14"><text:s/></text:span><text:span text:style-name="T78_15">правой</text:span><text:span text:style-name="T78_16"><text:s/><text:tab/></text:span><text:span text:style-name="T78_17">кнопкой</text:span><text:span text:style-name="T78_18"><text:s/>→<text:s/></text:span><text:span text:style-name="T78_19">add</text:span><text:span text:style-name="T78_20"><text:s/></text:span><text:span text:style-name="T78_21">key</text:span><text:span text:style-name="T78_22">.</text:span></text:p>
      <text:h text:style-name="P79" text:outline-level="10"><text:bookmark-start text:name="h.7rfh3tv6j2rk"/><text:bookmark-end text:name="h.7rfh3tv6j2rk"/><text:span text:style-name="T79_1">Получение</text:span><text:span text:style-name="T79_2"><text:s/></text:span><text:span text:style-name="T79_3">репозитория</text:span></text:h>
      <text:list text:style-name="LS3" xml:id="list9">
        <text:list-item>
          <text:p text:style-name="P80"><text:span text:style-name="T80_1">В</text:span><text:span text:style-name="T80_2"><text:s/></text:span><text:span text:style-name="T80_3">папке</text:span><text:span text:style-name="T80_4">,<text:s/></text:span><text:span text:style-name="T80_5">где</text:span><text:span text:style-name="T80_6"><text:s/></text:span><text:span text:style-name="T80_7">будут</text:span><text:span text:style-name="T80_8"><text:s/></text:span><text:span text:style-name="T80_9">размещаться</text:span><text:span text:style-name="T80_10"><text:s/></text:span><text:span text:style-name="T80_11">все</text:span><text:span text:style-name="T80_12"><text:s/><text:tab/></text:span><text:span text:style-name="T80_13">рабочие</text:span><text:span text:style-name="T80_14"><text:s/></text:span><text:span text:style-name="T80_15">проекты</text:span><text:span text:style-name="T80_16">,<text:s/></text:span><text:span text:style-name="T80_17">жмём</text:span></text:p>
        </text:list-item>
        <text:list-item>
          <text:p text:style-name="P81"><text:span text:style-name="T81_1">Правой</text:span><text:span text:style-name="T81_2"><text:s/><text:tab/></text:span><text:span text:style-name="T81_3">кнопкой</text:span><text:span text:style-name="T81_4">→</text:span><text:span text:style-name="T81_5">TortoiseGit</text:span><text:span text:style-name="T81_6">→</text:span><text:span text:style-name="T81_7">Clone</text:span><text:span text:style-name="T81_8">,<text:s/></text:span><text:span text:style-name="T81_9">вводим</text:span><text:span text:style-name="T81_10"><text:s/></text:span><text:span text:style-name="T81_11">адрес</text:span><text:span text:style-name="T81_12"><text:s/><text:tab/></text:span><text:span text:style-name="T81_13">центрального</text:span><text:span text:style-name="T81_14"><text:s/><text:tab/></text:span><text:span text:style-name="T81_15">репозитория</text:span></text:p>
        </text:list-item>
        <text:list-item>
          <text:p text:style-name="P82"><text:span text:style-name="T82_1">git</text:span><text:span text:style-name="T82_2"><text:s/></text:span><text:span text:style-name="T82_3">clone</text:span><text:span text:style-name="T82_4"><text:a xlink:type="simple" xlink:href="https://vk.com/write?email=git@git.keva.su"><text:span text:style-name="T82_5"><text:s/></text:span></text:a></text:span><text:span text:style-name="T82_6"><text:a xlink:type="simple" xlink:href="https://vk.com/write?email=git@git.keva.su"><text:span text:style-name="T82_7">git</text:span></text:a></text:span><text:span text:style-name="T82_8"><text:a xlink:type="simple" xlink:href="https://vk.com/write?email=git@git.keva.su"><text:span text:style-name="T82_9">@</text:span></text:a></text:span><text:span text:style-name="T82_10"><text:a xlink:type="simple" xlink:href="https://vk.com/write?email=git@git.keva.su"><text:span text:style-name="T82_11">git</text:span></text:a></text:span><text:span text:style-name="T82_12"><text:a xlink:type="simple" xlink:href="https://vk.com/write?email=git@git.keva.su"><text:span text:style-name="T82_13">.</text:span></text:a></text:span><text:span text:style-name="T82_14"><text:a xlink:type="simple" xlink:href="https://vk.com/write?email=git@git.keva.su"><text:span text:style-name="T82_15">keva</text:span></text:a></text:span><text:span text:style-name="T82_16"><text:a xlink:type="simple" xlink:href="https://vk.com/write?email=git@git.keva.su"><text:span text:style-name="T82_17">.</text:span></text:a></text:span><text:span text:style-name="T82_18"><text:a xlink:type="simple" xlink:href="https://vk.com/write?email=git@git.keva.su"><text:span text:style-name="T82_19">su</text:span></text:a></text:span><text:span text:style-name="T82_20">:</text:span><text:span text:style-name="T82_21">gpo</text:span><text:span text:style-name="T82_22">.</text:span><text:span text:style-name="T82_23">git</text:span><text:span text:style-name="T82_24"><text:s/></text:span><text:span text:style-name="T82_25">gpo</text:span><text:span text:style-name="T82_26">.</text:span><text:span text:style-name="T82_27">git</text:span></text:p>
        </text:list-item>
        <text:list-item>
          <text:p text:style-name="P83"><text:span text:style-name="T83_1">В</text:span><text:span text:style-name="T83_2"><text:s/><text:tab/></text:span><text:span text:style-name="T83_3">поле</text:span><text:span text:style-name="T83_4"><text:s/>«</text:span><text:span text:style-name="T83_5">Load</text:span><text:span text:style-name="T83_6"><text:s/></text:span><text:span text:style-name="T83_7">Putty</text:span><text:span text:style-name="T83_8"><text:s/></text:span><text:span text:style-name="T83_9">Key</text:span><text:span text:style-name="T83_10">»<text:s/></text:span><text:span text:style-name="T83_11">выбираем</text:span><text:span text:style-name="T83_12"><text:s/><text:tab/></text:span><text:span text:style-name="T83_13">путь</text:span><text:span text:style-name="T83_14"><text:s/></text:span><text:span text:style-name="T83_15">до</text:span><text:span text:style-name="T83_16"><text:s/></text:span><text:span text:style-name="T83_17">приватного</text:span><text:span text:style-name="T83_18"><text:s/></text:span><text:span text:style-name="T83_19">ключа</text:span><text:span text:style-name="T83_20">.</text:span></text:p>
        </text:list-item>
      </text:list>
      <text:p text:style-name="P84"/>
      <text:h text:style-name="P85" text:outline-level="10"><text:bookmark-start text:name="h.1db17dsz82hu"/><text:bookmark-end text:name="h.1db17dsz82hu"/><text:span text:style-name="T85_1">Основные</text:span><text:span text:style-name="T85_2"><text:s/></text:span><text:span text:style-name="T85_3">используемые</text:span><text:span text:style-name="T85_4"><text:s/></text:span><text:span text:style-name="T85_5">функции</text:span></text:h>
      <text:p text:style-name="P86"><text:span text:style-name="T86_1">При</text:span><text:span text:style-name="T86_2"><text:s/></text:span><text:span text:style-name="T86_3">работе</text:span><text:span text:style-name="T86_4"><text:s/></text:span><text:span text:style-name="T86_5">используются</text:span><text:span text:style-name="T86_6"><text:s/></text:span><text:span text:style-name="T86_7">либо</text:span><text:span text:style-name="T86_8"><text:s/></text:span><text:span text:style-name="T86_9">консольные</text:span><text:span text:style-name="T86_10"><text:s/></text:span><text:span text:style-name="T86_11">утилиты</text:span><text:span text:style-name="T86_12">,<text:s/></text:span><text:span text:style-name="T86_13">аналогично</text:span><text:span text:style-name="T86_14"><text:s/></text:span><text:span text:style-name="T86_15">linux</text:span><text:span text:style-name="T86_16">,<text:s/></text:span><text:span text:style-name="T86_17">либо</text:span><text:span text:style-name="T86_18"><text:s/></text:span><text:span text:style-name="T86_19">графический</text:span><text:span text:style-name="T86_20"><text:s/></text:span><text:span text:style-name="T86_21">интерфейс</text:span><text:span text:style-name="T86_22">.</text:span></text:p>
      <text:p text:style-name="P87"/>
      <text:p text:style-name="P88"><text:span text:style-name="T88_1">Обновление</text:span><text:span text:style-name="T88_2"><text:s/></text:span><text:span text:style-name="T88_3">текущей</text:span><text:span text:style-name="T88_4"><text:s/></text:span><text:span text:style-name="T88_5">ветки</text:span><text:span text:style-name="T88_6"><text:s/></text:span><text:span text:style-name="T88_7">из</text:span><text:span text:style-name="T88_8"><text:s/><text:tab/></text:span><text:span text:style-name="T88_9">центрального</text:span><text:span text:style-name="T88_10"><text:s/></text:span><text:span text:style-name="T88_11">репозитория</text:span><text:span text:style-name="T88_12">:</text:span></text:p>
      <text:p text:style-name="P89"><text:span text:style-name="T89_1">В</text:span><text:span text:style-name="T89_2"><text:s/></text:span><text:span text:style-name="T89_3">контекстном</text:span><text:span text:style-name="T89_4"><text:s/><text:tab/></text:span><text:span text:style-name="T89_5">меню</text:span><text:span text:style-name="T89_6"><text:s/></text:span><text:span text:style-name="T89_7">папки</text:span><text:span text:style-name="T89_8"><text:s/></text:span><text:span text:style-name="T89_9">с</text:span><text:span text:style-name="T89_10"><text:s/></text:span><text:span text:style-name="T89_11">исходниками</text:span><text:span text:style-name="T89_12"><text:s/></text:span><text:span text:style-name="T89_13">TortoiseGit</text:span><text:span text:style-name="T89_14">-&gt;</text:span><text:span text:style-name="T89_15">Pull</text:span></text:p>
      <text:p text:style-name="P90"/>
      <text:p text:style-name="P91"><text:span text:style-name="T91_1">Отправка</text:span><text:span text:style-name="T91_2"><text:s/></text:span><text:span text:style-name="T91_3">текущей</text:span><text:span text:style-name="T91_4"><text:s/></text:span><text:span text:style-name="T91_5">ветки</text:span><text:span text:style-name="T91_6"><text:s/></text:span><text:span text:style-name="T91_7">в</text:span><text:span text:style-name="T91_8"><text:s/></text:span><text:span text:style-name="T91_9">центральный</text:span><text:span text:style-name="T91_10"><text:s/><text:tab/></text:span><text:span text:style-name="T91_11">репозиторий</text:span><text:span text:style-name="T91_12">:</text:span></text:p>
      <text:list text:style-name="LS4" xml:id="list13">
        <text:list-item>
          <text:p text:style-name="P92"><text:span text:style-name="T92_1">В</text:span><text:span text:style-name="T92_2"><text:s/></text:span><text:span text:style-name="T92_3">контекстном</text:span><text:span text:style-name="T92_4"><text:s/></text:span><text:span text:style-name="T92_5">меню</text:span><text:span text:style-name="T92_6"><text:s/><text:tab/></text:span><text:span text:style-name="T92_7">TortoiseGit</text:span><text:span text:style-name="T92_8">→</text:span><text:span text:style-name="T92_9">Push</text:span></text:p>
        </text:list-item>
        <text:list-item>
          <text:p text:style-name="P93"><text:span text:style-name="T93_1">Выбираем</text:span><text:span text:style-name="T93_2"><text:s/></text:span><text:span text:style-name="T93_3">в</text:span><text:span text:style-name="T93_4"><text:s/><text:tab/></text:span><text:span text:style-name="T93_5">Local</text:span><text:span text:style-name="T93_6"><text:s/></text:span><text:span text:style-name="T93_7">сперва</text:span><text:span text:style-name="T93_8"><text:s/></text:span><text:span text:style-name="T93_9">master</text:span><text:span text:style-name="T93_10">,<text:s/><text:tab/></text:span><text:span text:style-name="T93_11">потом</text:span><text:span text:style-name="T93_12"><text:s/></text:span><text:span text:style-name="T93_13">нашу</text:span><text:span text:style-name="T93_14"><text:s/></text:span><text:span text:style-name="T93_15">текущую</text:span><text:span text:style-name="T93_16"><text:s/></text:span><text:span text:style-name="T93_17">ветку</text:span><text:span text:style-name="T93_18">.</text:span></text:p>
        </text:list-item>
        <text:list-item>
          <text:p text:style-name="P94"><text:span text:style-name="T94_1">Remote</text:span><text:span text:style-name="T94_2"><text:s/><text:tab/></text:span><text:span text:style-name="T94_3">заполняется</text:span><text:span text:style-name="T94_4"><text:s/></text:span><text:span text:style-name="T94_5">при</text:span><text:span text:style-name="T94_6"><text:s/></text:span><text:span text:style-name="T94_7">этом</text:span><text:span text:style-name="T94_8"><text:s/><text:tab/></text:span><text:span text:style-name="T94_9">автоматически</text:span><text:span text:style-name="T94_10">.</text:span></text:p>
        </text:list-item>
        <text:list-item>
          <text:p text:style-name="P95"><text:span text:style-name="T95_1">Название</text:span><text:span text:style-name="T95_2"><text:s/></text:span><text:span text:style-name="T95_3">remote</text:span><text:span text:style-name="T95_4"><text:s/><text:tab/></text:span><text:span text:style-name="T95_5">ветки</text:span><text:span text:style-name="T95_6"><text:s/></text:span><text:span text:style-name="T95_7">должно</text:span><text:span text:style-name="T95_8"><text:s/></text:span><text:span text:style-name="T95_9">быть</text:span><text:span text:style-name="T95_10"><text:s/></text:span><text:span text:style-name="T95_11">идентично</text:span><text:span text:style-name="T95_12"><text:s/></text:span><text:span text:style-name="T95_13">local</text:span></text:p>
        </text:list-item>
      </text:list>
      <text:p text:style-name="P96"><text:span text:style-name="T96_1"><text:tab/></text:span></text:p>
      <text:p text:style-name="P97"><text:span text:style-name="T97_1">Переключение</text:span><text:span text:style-name="T97_2"><text:s/></text:span><text:span text:style-name="T97_3">на</text:span><text:span text:style-name="T97_4"><text:s/></text:span><text:span text:style-name="T97_5">некоторую</text:span><text:span text:style-name="T97_6"><text:s/></text:span><text:span text:style-name="T97_7">ветку</text:span><text:span text:style-name="T97_8">:</text:span></text:p>
      <text:list text:style-name="LS5" xml:id="list17">
        <text:list-item>
          <text:p text:style-name="P98"><text:span text:style-name="T98_1">В</text:span><text:span text:style-name="T98_2"><text:s/><text:tab/></text:span><text:span text:style-name="T98_3">контекстном</text:span><text:span text:style-name="T98_4"><text:s/></text:span><text:span text:style-name="T98_5">меню</text:span><text:span text:style-name="T98_6"><text:s/></text:span><text:span text:style-name="T98_7">TortoiseGit</text:span><text:span text:style-name="T98_8">→</text:span><text:span text:style-name="T98_9">Switch</text:span><text:span text:style-name="T98_10">/</text:span><text:span text:style-name="T98_11">Checkout</text:span></text:p>
        </text:list-item>
        <text:list-item>
          <text:p text:style-name="P99"><text:span text:style-name="T99_1">В</text:span><text:span text:style-name="T99_2"><text:s/><text:tab/></text:span><text:span text:style-name="T99_3">меню</text:span><text:span text:style-name="T99_4"><text:s/></text:span><text:span text:style-name="T99_5">Branch</text:span><text:span text:style-name="T99_6"><text:s/></text:span><text:span text:style-name="T99_7">выбрать</text:span><text:span text:style-name="T99_8"><text:s/><text:tab/></text:span><text:span text:style-name="T99_9">remotes</text:span><text:span text:style-name="T99_10">/</text:span><text:span text:style-name="T99_11">origin</text:span><text:span text:style-name="T99_12">/&lt;</text:span><text:span text:style-name="T99_13">нужная</text:span><text:span text:style-name="T99_14"><text:s/><text:tab/></text:span><text:span text:style-name="T99_15">ветка</text:span><text:span text:style-name="T99_16">&gt;</text:span></text:p>
        </text:list-item>
      </text:list>
      <text:p text:style-name="P100"><text:span text:style-name="T100_1">«</text:span><text:span text:style-name="T100_2">Create</text:span><text:span text:style-name="T100_3"><text:s/><text:tab/></text:span><text:span text:style-name="T100_4">new</text:span><text:span text:style-name="T100_5"><text:s/></text:span><text:span text:style-name="T100_6">branch</text:span><text:span text:style-name="T100_7">»,<text:s/></text:span><text:span text:style-name="T100_8">название</text:span><text:span text:style-name="T100_9"><text:s/>&lt;</text:span><text:span text:style-name="T100_10">нужная</text:span><text:span text:style-name="T100_11"><text:s/><text:tab/></text:span><text:span text:style-name="T100_12">ветка</text:span><text:span text:style-name="T100_13">&gt;,<text:s/>«</text:span><text:span text:style-name="T100_14">Track</text:span><text:span text:style-name="T100_15">»</text:span></text:p>
      <text:p text:style-name="P101"><text:span text:style-name="T101_1"><text:tab/></text:span></text:p>
      <text:p text:style-name="P102"><text:span text:style-name="T102_1">Создание</text:span><text:span text:style-name="T102_2"><text:s/></text:span><text:span text:style-name="T102_3">новой</text:span><text:span text:style-name="T102_4"><text:s/></text:span><text:span text:style-name="T102_5">ветки</text:span></text:p>
      <text:list text:style-name="LS6" xml:id="list19">
        <text:list-item>
          <text:p text:style-name="P103"><text:span text:style-name="T103_1">Контекстное</text:span><text:span text:style-name="T103_2"><text:s/><text:tab/></text:span><text:span text:style-name="T103_3">меню</text:span><text:span text:style-name="T103_4">→</text:span><text:span text:style-name="T103_5">TortoiseGit</text:span><text:span text:style-name="T103_6">→</text:span><text:span text:style-name="T103_7">Create</text:span><text:span text:style-name="T103_8"><text:s/></text:span><text:span text:style-name="T103_9">Branch</text:span></text:p>
        </text:list-item>
      </text:list>
      <text:list text:style-name="LS7" xml:id="list20">
        <text:list-item>
          <text:p text:style-name="P104"><text:span text:style-name="T104_1">В</text:span><text:span text:style-name="T104_2"><text:s/><text:tab/></text:span><text:span text:style-name="T104_3">Name</text:span><text:span text:style-name="T104_4"><text:s/></text:span><text:span text:style-name="T104_5">в</text:span><text:span text:style-name="T104_6"><text:s/></text:span><text:span text:style-name="T104_7">Branch</text:span><text:span text:style-name="T104_8"><text:s/></text:span><text:span text:style-name="T104_9">вводим</text:span><text:span text:style-name="T104_10"><text:s/><text:tab/></text:span><text:span text:style-name="T104_11">нужное</text:span><text:span text:style-name="T104_12"><text:s/></text:span><text:span text:style-name="T104_13">название</text:span><text:span text:style-name="T104_14"><text:s/></text:span><text:span text:style-name="T104_15">ветки</text:span></text:p>
        </text:list-item>
        <text:list-item>
          <text:p text:style-name="P105"><text:span text:style-name="T105_1">Чтобы</text:span><text:span text:style-name="T105_2"><text:s/></text:span><text:span text:style-name="T105_3">ветка</text:span><text:span text:style-name="T105_4"><text:s/><text:tab/></text:span><text:span text:style-name="T105_5">базировалась</text:span><text:span text:style-name="T105_6"><text:s/></text:span><text:span text:style-name="T105_7">от</text:span><text:span text:style-name="T105_8"><text:s/></text:span><text:span text:style-name="T105_9">текущей</text:span><text:span text:style-name="T105_10">,<text:s/></text:span><text:span text:style-name="T105_11">в</text:span><text:span text:style-name="T105_12"><text:s/></text:span><text:span text:style-name="T105_13">Base</text:span><text:span text:style-name="T105_14"><text:s/><text:tab/></text:span><text:span text:style-name="T105_15">On</text:span><text:span text:style-name="T105_16"><text:s/></text:span><text:span text:style-name="T105_17">выбираем</text:span><text:span text:style-name="T105_18"><text:s/></text:span><text:span text:style-name="T105_19">HEAD</text:span></text:p>
        </text:list-item>
        <text:list-item>
          <text:p text:style-name="P106"><text:span text:style-name="T106_1">Чтобы</text:span><text:span text:style-name="T106_2"><text:s/><text:tab/></text:span><text:span text:style-name="T106_3">ветка</text:span><text:span text:style-name="T106_4"><text:s/></text:span><text:span text:style-name="T106_5">базировалась</text:span><text:span text:style-name="T106_6"><text:s/></text:span><text:span text:style-name="T106_7">от</text:span><text:span text:style-name="T106_8"><text:s/></text:span><text:span text:style-name="T106_9">мастера</text:span><text:span text:style-name="T106_10">,<text:s/><text:tab/></text:span><text:span text:style-name="T106_11">выбираем</text:span><text:span text:style-name="T106_12"><text:s/></text:span><text:span text:style-name="T106_13">Branch</text:span><text:span text:style-name="T106_14">,<text:s/></text:span><text:span text:style-name="T106_15">в</text:span><text:span text:style-name="T106_16"><text:s/></text:span><text:span text:style-name="T106_17">списке</text:span><text:span text:style-name="T106_18"><text:s/><text:tab/></text:span><text:span text:style-name="T106_19">master</text:span><text:span text:style-name="T106_20">.</text:span></text:p>
        </text:list-item>
        <text:list-item>
          <text:p text:style-name="P107"><text:span text:style-name="T107_1">Ставим</text:span><text:span text:style-name="T107_2"><text:s/><text:tab/></text:span><text:span text:style-name="T107_3">Switch</text:span><text:span text:style-name="T107_4"><text:s/></text:span><text:span text:style-name="T107_5">to</text:span><text:span text:style-name="T107_6"><text:s/></text:span><text:span text:style-name="T107_7">new</text:span><text:span text:style-name="T107_8"><text:s/></text:span><text:span text:style-name="T107_9">branch</text:span><text:span text:style-name="T107_10"><text:s/></text:span><text:span text:style-name="T107_11">чтобы</text:span><text:span text:style-name="T107_12"><text:s/></text:span><text:span text:style-name="T107_13">сразу</text:span><text:span text:style-name="T107_14"><text:s/></text:span><text:span text:style-name="T107_15">переключиться</text:span><text:span text:style-name="T107_16"><text:s/><text:tab/></text:span><text:span text:style-name="T107_17">на</text:span><text:span text:style-name="T107_18"><text:s/></text:span><text:span text:style-name="T107_19">ветку</text:span><text:span text:style-name="T107_20">.</text:span></text:p>
        </text:list-item>
      </text:list>
      <text:p text:style-name="P108"><text:span text:style-name="T108_1"><text:tab/><text:tab/></text:span></text:p>
      <text:p text:style-name="P109"><text:span text:style-name="T109_1">Удаление</text:span><text:span text:style-name="T109_2"><text:s/><text:tab/></text:span><text:span text:style-name="T109_3">веток</text:span></text:p>
      <text:list text:style-name="LS8" xml:id="list24">
        <text:list-item>
          <text:p text:style-name="P110"><text:span text:style-name="T110_1">Открываем</text:span><text:span text:style-name="T110_2"><text:s/></text:span><text:span text:style-name="T110_3">меню</text:span><text:span text:style-name="T110_4"><text:s/></text:span><text:span text:style-name="T110_5">зажав</text:span><text:span text:style-name="T110_6"><text:s/></text:span><text:span text:style-name="T110_7">кнопку</text:span><text:span text:style-name="T110_8"><text:s/><text:tab/></text:span><text:span text:style-name="T110_9">Shift</text:span><text:span text:style-name="T110_10"><text:s/>→<text:s/></text:span><text:span text:style-name="T110_11">TortoiseGit</text:span><text:span text:style-name="T110_12"><text:s/>→<text:s/></text:span><text:span text:style-name="T110_13">Browse</text:span><text:span text:style-name="T110_14"><text:s/></text:span><text:span text:style-name="T110_15">Reference</text:span></text:p>
        </text:list-item>
      </text:list>
      <text:p text:style-name="P111"><text:span text:style-name="T111_1"><text:tab/></text:span><text:span text:style-name="T111_2">в</text:span><text:span text:style-name="T111_3"><text:s/><text:tab/></text:span><text:span text:style-name="T111_4">разделе</text:span><text:span text:style-name="T111_5"><text:s/></text:span><text:span text:style-name="T111_6">heads</text:span><text:span text:style-name="T111_7"><text:s/></text:span><text:span text:style-name="T111_8">лежат</text:span><text:span text:style-name="T111_9"><text:s/></text:span><text:span text:style-name="T111_10">локальные</text:span><text:span text:style-name="T111_11"><text:s/><text:tab/></text:span><text:span text:style-name="T111_12">ветки</text:span><text:span text:style-name="T111_13">,<text:s/></text:span><text:span text:style-name="T111_14">в</text:span><text:span text:style-name="T111_15"><text:s/></text:span><text:span text:style-name="T111_16">разделе</text:span><text:span text:style-name="T111_17"><text:s/></text:span><text:span text:style-name="T111_18">remotes</text:span><text:span text:style-name="T111_19">\</text:span><text:span text:style-name="T111_20">origin</text:span><text:span text:style-name="T111_21"><text:s/><text:tab/></text:span><text:span text:style-name="T111_22">удалённые</text:span><text:span text:style-name="T111_23">.</text:span></text:p>
      <text:list text:style-name="LS9" xml:id="list25">
        <text:list-item>
          <text:p text:style-name="P112"><text:span text:style-name="T112_1">Выбираем</text:span><text:span text:style-name="T112_2"><text:s/></text:span><text:span text:style-name="T112_3">нужную</text:span><text:span text:style-name="T112_4"><text:s/></text:span><text:span text:style-name="T112_5">ветку</text:span><text:span text:style-name="T112_6">,<text:s/><text:tab/></text:span><text:span text:style-name="T112_7">жмём</text:span><text:span text:style-name="T112_8"><text:s/></text:span><text:span text:style-name="T112_9">правой</text:span><text:span text:style-name="T112_10"><text:s/></text:span><text:span text:style-name="T112_11">кнопкой</text:span><text:span text:style-name="T112_12"><text:s/>→<text:s/></text:span><text:span text:style-name="T112_13">Delete</text:span><text:span text:style-name="T112_14"><text:s/><text:tab/></text:span><text:span text:style-name="T112_15">Remote</text:span><text:span text:style-name="T112_16"><text:s/></text:span><text:span text:style-name="T112_17">Branch</text:span></text:p>
        </text:list-item>
        <text:list-item>
          <text:p text:style-name="P113"><text:span text:style-name="T113_1">Для</text:span><text:span text:style-name="T113_2"><text:s/></text:span><text:span text:style-name="T113_3">локальной</text:span><text:span text:style-name="T113_4"><text:s/></text:span><text:span text:style-name="T113_5">ветки</text:span><text:span text:style-name="T113_6">,<text:s/><text:tab/></text:span><text:span text:style-name="T113_7">соответственно</text:span><text:span text:style-name="T113_8">,<text:s/></text:span><text:span text:style-name="T113_9">Delete</text:span><text:span text:style-name="T113_10"><text:s/></text:span><text:span text:style-name="T113_11">Branch</text:span><text:span text:style-name="T113_12">.</text:span></text:p>
        </text:list-item>
      </text:list>
      <text:p text:style-name="P114"><text:span text:style-name="T114_1"><text:tab/></text:span></text:p>
      <text:p text:style-name="P115"><text:span text:style-name="T115_1">Слияние</text:span><text:span text:style-name="T115_2"><text:s/></text:span><text:span text:style-name="T115_3">ветки</text:span><text:span text:style-name="T115_4"><text:s/></text:span><text:span text:style-name="T115_5">с</text:span><text:span text:style-name="T115_6"><text:s/></text:span><text:span text:style-name="T115_7">текущей</text:span></text:p>
      <text:list text:style-name="LS10" xml:id="list27">
        <text:list-item>
          <text:p text:style-name="P116"><text:span text:style-name="T116_1">Контекстное</text:span><text:span text:style-name="T116_2"><text:s/><text:tab/></text:span><text:span text:style-name="T116_3">меню</text:span><text:span text:style-name="T116_4"><text:s/>→<text:s/></text:span><text:span text:style-name="T116_5">TortoiseGit</text:span><text:span text:style-name="T116_6"><text:s/>→<text:s/></text:span><text:span text:style-name="T116_7">Merge</text:span></text:p>
        </text:list-item>
        <text:list-item>
          <text:p text:style-name="P117"><text:span text:style-name="T117_1">выбираем</text:span><text:span text:style-name="T117_2"><text:s/><text:tab/></text:span><text:span text:style-name="T117_3">Branch</text:span><text:span text:style-name="T117_4"><text:s/></text:span><text:span text:style-name="T117_5">который</text:span><text:span text:style-name="T117_6"><text:s/></text:span><text:span text:style-name="T117_7">нужно</text:span><text:span text:style-name="T117_8"><text:s/></text:span><text:span text:style-name="T117_9">слить</text:span><text:span text:style-name="T117_10"><text:s/><text:tab/></text:span><text:span text:style-name="T117_11">с</text:span><text:span text:style-name="T117_12"><text:s/></text:span><text:span text:style-name="T117_13">текущей</text:span><text:span text:style-name="T117_14"><text:s/></text:span><text:span text:style-name="T117_15">веткой</text:span></text:p>
        </text:list-item>
        <text:list-item>
          <text:p text:style-name="P118"><text:span text:style-name="T118_1">ставим</text:span><text:span text:style-name="T118_2"><text:s/></text:span><text:span text:style-name="T118_3">обязательно</text:span><text:span text:style-name="T118_4"><text:s/><text:tab/></text:span><text:span text:style-name="T118_5">галочку</text:span><text:span text:style-name="T118_6"><text:s/>«</text:span><text:span text:style-name="T118_7">No</text:span><text:span text:style-name="T118_8"><text:s/></text:span><text:span text:style-name="T118_9">fast</text:span><text:span text:style-name="T118_10"><text:s/></text:span><text:span text:style-name="T118_11">forward</text:span><text:span text:style-name="T118_12">»,<text:s/></text:span><text:span text:style-name="T118_13">Merge</text:span><text:span text:style-name="T118_14"><text:s/><text:tab/></text:span><text:span text:style-name="T118_15">message</text:span><text:span text:style-name="T118_16"><text:s/></text:span><text:span text:style-name="T118_17">не</text:span><text:span text:style-name="T118_18"><text:s/></text:span><text:span text:style-name="T118_19">трогаем</text:span><text:span text:style-name="T118_20">.</text:span></text:p>
        </text:list-item>
      </text:list>
      <text:p text:style-name="P119"><text:span text:style-name="T119_1">Просмотр</text:span><text:span text:style-name="T119_2"><text:s/></text:span><text:span text:style-name="T119_3">и</text:span><text:span text:style-name="T119_4"><text:s/></text:span><text:span text:style-name="T119_5">сохранение</text:span><text:span text:style-name="T119_6"><text:s/></text:span><text:span text:style-name="T119_7">изменений</text:span></text:p>
      <text:list text:style-name="LS11" xml:id="list30">
        <text:list-item>
          <text:p text:style-name="P120"><text:span text:style-name="T120_1">Файлы</text:span><text:span text:style-name="T120_2"><text:s/><text:tab/></text:span><text:span text:style-name="T120_3">с</text:span><text:span text:style-name="T120_4"><text:s/></text:span><text:span text:style-name="T120_5">изменениями</text:span><text:span text:style-name="T120_6"><text:s/></text:span><text:span text:style-name="T120_7">помечены</text:span><text:span text:style-name="T120_8"><text:s/></text:span><text:span text:style-name="T120_9">красными</text:span><text:span text:style-name="T120_10"><text:s text:c="2"/></text:span><text:span text:style-name="T120_11">восклицательными</text:span><text:span text:style-name="T120_12"><text:s/></text:span><text:span text:style-name="T120_13">знаками</text:span><text:span text:style-name="T120_14">.</text:span></text:p>
        </text:list-item>
      </text:list>
      <text:p text:style-name="P121"><text:span text:style-name="T121_1">Чтобы</text:span><text:span text:style-name="T121_2"><text:s/><text:tab/></text:span><text:span text:style-name="T121_3">посмотреть</text:span><text:span text:style-name="T121_4"><text:s/></text:span><text:span text:style-name="T121_5">общую</text:span><text:span text:style-name="T121_6"><text:s/></text:span><text:span text:style-name="T121_7">картину</text:span><text:span text:style-name="T121_8"><text:s/></text:span><text:span text:style-name="T121_9">изменений</text:span><text:span text:style-name="T121_10">,<text:s/><text:tab/></text:span></text:p>
      <text:list text:style-name="LS12" xml:id="list31">
        <text:list-item>
          <text:p text:style-name="P122"><text:span text:style-name="T122_1">Меню</text:span><text:span text:style-name="T122_2">→</text:span><text:span text:style-name="T122_3">Git</text:span><text:span text:style-name="T122_4"><text:s/></text:span><text:span text:style-name="T122_5">Commit</text:span><text:span text:style-name="T122_6"><text:s/>-&gt;<text:s/>“</text:span><text:span text:style-name="T122_7">ветка</text:span><text:span text:style-name="T122_8">”</text:span></text:p>
        </text:list-item>
        <text:list-item>
          <text:p text:style-name="P123"><text:span text:style-name="T123_1">Внизу</text:span><text:span text:style-name="T123_2"><text:s/><text:tab/></text:span><text:span text:style-name="T123_3">список</text:span><text:span text:style-name="T123_4"><text:s/></text:span><text:span text:style-name="T123_5">изменений</text:span><text:span text:style-name="T123_6"><text:s/></text:span><text:span text:style-name="T123_7">в</text:span><text:span text:style-name="T123_8"><text:s/></text:span><text:span text:style-name="T123_9">репозитории</text:span><text:span text:style-name="T123_10">,<text:s/><text:tab/></text:span><text:span text:style-name="T123_11">обязательно</text:span><text:span text:style-name="T123_12"><text:s/></text:span><text:span text:style-name="T123_13">нажимать</text:span><text:span text:style-name="T123_14"><text:s/></text:span><text:span text:style-name="T123_15">галочку</text:span><text:span text:style-name="T123_16"><text:s/>«</text:span><text:span text:style-name="T123_17">View</text:span><text:span text:style-name="T123_18"><text:s/><text:tab/></text:span><text:span text:style-name="T123_19">patch</text:span><text:span text:style-name="T123_20">»<text:s/></text:span><text:span text:style-name="T123_21">и</text:span><text:span text:style-name="T123_22"><text:s/></text:span><text:span text:style-name="T123_23">проверять</text:span><text:span text:style-name="T123_24"><text:s/></text:span><text:span text:style-name="T123_25">изменения</text:span><text:span text:style-name="T123_26"><text:s/></text:span><text:span text:style-name="T123_27">на</text:span><text:span text:style-name="T123_28"><text:s/></text:span><text:span text:style-name="T123_29">предмет</text:span><text:span text:style-name="T123_30"><text:s/><text:tab/></text:span><text:span text:style-name="T123_31">соответствия</text:span><text:span text:style-name="T123_32"><text:s/></text:span><text:span text:style-name="T123_33">Правилам</text:span><text:span text:style-name="T123_34"><text:s/></text:span><text:span text:style-name="T123_35">ведения</text:span><text:span text:style-name="T123_36"><text:s/></text:span><text:span text:style-name="T123_37">чистых</text:span><text:span text:style-name="T123_38"><text:s/><text:tab/></text:span><text:span text:style-name="T123_39">коммитов</text:span><text:span text:style-name="T123_40">.</text:span></text:p>
        </text:list-item>
      </text:list>
      <text:p text:style-name="P124"/>
      <text:p text:style-name="P125"/>
      <text:h text:style-name="P126" text:outline-level="10"><text:bookmark-start text:name="h.6ewgmtiexv1r"/><text:bookmark-end text:name="h.6ewgmtiexv1r"/><text:span text:style-name="T126_1">Список</text:span><text:span text:style-name="T126_2"><text:s/></text:span><text:span text:style-name="T126_3">используемой</text:span><text:span text:style-name="T126_4"><text:s/></text:span><text:span text:style-name="T126_5">литературы</text:span></text:h>
      <text:list text:style-name="LS13" xml:id="list33">
        <text:list-item>
          <text:p text:style-name="P127"><text:span text:style-name="T127_1">Работа</text:span><text:span text:style-name="T127_2"><text:s/></text:span><text:span text:style-name="T127_3">с</text:span><text:span text:style-name="T127_4"><text:s/></text:span><text:span text:style-name="T127_5">Git</text:span><text:span text:style-name="T127_6"><text:s/></text:span><text:span text:style-name="T127_7">репозиториями</text:span><text:span text:style-name="T127_8"><text:s/></text:span><text:span text:style-name="T127_9">источник</text:span><text:span text:style-name="T127_10"><text:s/></text:span><text:span text:style-name="T127_11"><text:a xlink:type="simple" xlink:href="http://dev.call2ru.com/vs/%D0%A0%D0%B0%D0%B1%D0%BE%D1%82%D0%B0%20%D1%81%20Git.pdf"><text:span text:style-name="T127_12">http</text:span></text:a></text:span><text:span text:style-name="T127_13"><text:a xlink:type="simple" xlink:href="http://dev.call2ru.com/vs/%D0%A0%D0%B0%D0%B1%D0%BE%D1%82%D0%B0%20%D1%81%20Git.pdf"><text:span text:style-name="T127_14">://</text:span></text:a></text:span><text:span text:style-name="T127_15"><text:a xlink:type="simple" xlink:href="http://dev.call2ru.com/vs/%D0%A0%D0%B0%D0%B1%D0%BE%D1%82%D0%B0%20%D1%81%20Git.pdf"><text:span text:style-name="T127_16">dev</text:span></text:a></text:span><text:span text:style-name="T127_17"><text:a xlink:type="simple" xlink:href="http://dev.call2ru.com/vs/%D0%A0%D0%B0%D0%B1%D0%BE%D1%82%D0%B0%20%D1%81%20Git.pdf"><text:span text:style-name="T127_18">.</text:span></text:a></text:span><text:span text:style-name="T127_19"><text:a xlink:type="simple" xlink:href="http://dev.call2ru.com/vs/%D0%A0%D0%B0%D0%B1%D0%BE%D1%82%D0%B0%20%D1%81%20Git.pdf"><text:span text:style-name="T127_20">call</text:span></text:a></text:span><text:span text:style-name="T127_21"><text:a xlink:type="simple" xlink:href="http://dev.call2ru.com/vs/%D0%A0%D0%B0%D0%B1%D0%BE%D1%82%D0%B0%20%D1%81%20Git.pdf"><text:span text:style-name="T127_22">2</text:span></text:a></text:span><text:span text:style-name="T127_23"><text:a xlink:type="simple" xlink:href="http://dev.call2ru.com/vs/%D0%A0%D0%B0%D0%B1%D0%BE%D1%82%D0%B0%20%D1%81%20Git.pdf"><text:span text:style-name="T127_24">ru</text:span></text:a></text:span><text:span text:style-name="T127_25"><text:a xlink:type="simple" xlink:href="http://dev.call2ru.com/vs/%D0%A0%D0%B0%D0%B1%D0%BE%D1%82%D0%B0%20%D1%81%20Git.pdf"><text:span text:style-name="T127_26">.</text:span></text:a></text:span><text:span text:style-name="T127_27"><text:a xlink:type="simple" xlink:href="http://dev.call2ru.com/vs/%D0%A0%D0%B0%D0%B1%D0%BE%D1%82%D0%B0%20%D1%81%20Git.pdf"><text:span text:style-name="T127_28">com</text:span></text:a></text:span><text:span text:style-name="T127_29"><text:a xlink:type="simple" xlink:href="http://dev.call2ru.com/vs/%D0%A0%D0%B0%D0%B1%D0%BE%D1%82%D0%B0%20%D1%81%20Git.pdf"><text:span text:style-name="T127_30">/</text:span></text:a></text:span><text:span text:style-name="T127_31"><text:a xlink:type="simple" xlink:href="http://dev.call2ru.com/vs/%D0%A0%D0%B0%D0%B1%D0%BE%D1%82%D0%B0%20%D1%81%20Git.pdf"><text:span text:style-name="T127_32">vs</text:span></text:a></text:span><text:span text:style-name="T127_33"><text:a xlink:type="simple" xlink:href="http://dev.call2ru.com/vs/%D0%A0%D0%B0%D0%B1%D0%BE%D1%82%D0%B0%20%D1%81%20Git.pdf"><text:span text:style-name="T127_34">/%</text:span></text:a></text:span><text:span text:style-name="T127_35"><text:a xlink:type="simple" xlink:href="http://dev.call2ru.com/vs/%D0%A0%D0%B0%D0%B1%D0%BE%D1%82%D0%B0%20%D1%81%20Git.pdf"><text:span text:style-name="T127_36">D</text:span></text:a></text:span><text:span text:style-name="T127_37"><text:a xlink:type="simple" xlink:href="http://dev.call2ru.com/vs/%D0%A0%D0%B0%D0%B1%D0%BE%D1%82%D0%B0%20%D1%81%20Git.pdf"><text:span text:style-name="T127_38">0%</text:span></text:a></text:span><text:span text:style-name="T127_39"><text:a xlink:type="simple" xlink:href="http://dev.call2ru.com/vs/%D0%A0%D0%B0%D0%B1%D0%BE%D1%82%D0%B0%20%D1%81%20Git.pdf"><text:span text:style-name="T127_40">A</text:span></text:a></text:span><text:span text:style-name="T127_41"><text:a xlink:type="simple" xlink:href="http://dev.call2ru.com/vs/%D0%A0%D0%B0%D0%B1%D0%BE%D1%82%D0%B0%20%D1%81%20Git.pdf"><text:span text:style-name="T127_42">0%</text:span></text:a></text:span><text:span text:style-name="T127_43"><text:a xlink:type="simple" xlink:href="http://dev.call2ru.com/vs/%D0%A0%D0%B0%D0%B1%D0%BE%D1%82%D0%B0%20%D1%81%20Git.pdf"><text:span text:style-name="T127_44">D</text:span></text:a></text:span><text:span text:style-name="T127_45"><text:a xlink:type="simple" xlink:href="http://dev.call2ru.com/vs/%D0%A0%D0%B0%D0%B1%D0%BE%D1%82%D0%B0%20%D1%81%20Git.pdf"><text:span text:style-name="T127_46">0%</text:span></text:a></text:span><text:span text:style-name="T127_47"><text:a xlink:type="simple" xlink:href="http://dev.call2ru.com/vs/%D0%A0%D0%B0%D0%B1%D0%BE%D1%82%D0%B0%20%D1%81%20Git.pdf"><text:span text:style-name="T127_48">B</text:span></text:a></text:span><text:span text:style-name="T127_49"><text:a xlink:type="simple" xlink:href="http://dev.call2ru.com/vs/%D0%A0%D0%B0%D0%B1%D0%BE%D1%82%D0%B0%20%D1%81%20Git.pdf"><text:span text:style-name="T127_50">0%</text:span></text:a></text:span><text:span text:style-name="T127_51"><text:a xlink:type="simple" xlink:href="http://dev.call2ru.com/vs/%D0%A0%D0%B0%D0%B1%D0%BE%D1%82%D0%B0%20%D1%81%20Git.pdf"><text:span text:style-name="T127_52">D</text:span></text:a></text:span><text:span text:style-name="T127_53"><text:a xlink:type="simple" xlink:href="http://dev.call2ru.com/vs/%D0%A0%D0%B0%D0%B1%D0%BE%D1%82%D0%B0%20%D1%81%20Git.pdf"><text:span text:style-name="T127_54">0%</text:span></text:a></text:span><text:span text:style-name="T127_55"><text:a xlink:type="simple" xlink:href="http://dev.call2ru.com/vs/%D0%A0%D0%B0%D0%B1%D0%BE%D1%82%D0%B0%20%D1%81%20Git.pdf"><text:span text:style-name="T127_56">B</text:span></text:a></text:span><text:span text:style-name="T127_57"><text:a xlink:type="simple" xlink:href="http://dev.call2ru.com/vs/%D0%A0%D0%B0%D0%B1%D0%BE%D1%82%D0%B0%20%D1%81%20Git.pdf"><text:span text:style-name="T127_58">1%</text:span></text:a></text:span><text:span text:style-name="T127_59"><text:a xlink:type="simple" xlink:href="http://dev.call2ru.com/vs/%D0%A0%D0%B0%D0%B1%D0%BE%D1%82%D0%B0%20%D1%81%20Git.pdf"><text:span text:style-name="T127_60">D</text:span></text:a></text:span><text:span text:style-name="T127_61"><text:a xlink:type="simple" xlink:href="http://dev.call2ru.com/vs/%D0%A0%D0%B0%D0%B1%D0%BE%D1%82%D0%B0%20%D1%81%20Git.pdf"><text:span text:style-name="T127_62">0%</text:span></text:a></text:span><text:span text:style-name="T127_63"><text:a xlink:type="simple" xlink:href="http://dev.call2ru.com/vs/%D0%A0%D0%B0%D0%B1%D0%BE%D1%82%D0%B0%20%D1%81%20Git.pdf"><text:span text:style-name="T127_64">BE</text:span></text:a></text:span><text:span text:style-name="T127_65"><text:a xlink:type="simple" xlink:href="http://dev.call2ru.com/vs/%D0%A0%D0%B0%D0%B1%D0%BE%D1%82%D0%B0%20%D1%81%20Git.pdf"><text:span text:style-name="T127_66">%</text:span></text:a></text:span><text:span text:style-name="T127_67"><text:a xlink:type="simple" xlink:href="http://dev.call2ru.com/vs/%D0%A0%D0%B0%D0%B1%D0%BE%D1%82%D0%B0%20%D1%81%20Git.pdf"><text:span text:style-name="T127_68">D</text:span></text:a></text:span><text:span text:style-name="T127_69"><text:a xlink:type="simple" xlink:href="http://dev.call2ru.com/vs/%D0%A0%D0%B0%D0%B1%D0%BE%D1%82%D0%B0%20%D1%81%20Git.pdf"><text:span text:style-name="T127_70">1%82%</text:span></text:a></text:span><text:span text:style-name="T127_71"><text:a xlink:type="simple" xlink:href="http://dev.call2ru.com/vs/%D0%A0%D0%B0%D0%B1%D0%BE%D1%82%D0%B0%20%D1%81%20Git.pdf"><text:span text:style-name="T127_72">D</text:span></text:a></text:span><text:span text:style-name="T127_73"><text:a xlink:type="simple" xlink:href="http://dev.call2ru.com/vs/%D0%A0%D0%B0%D0%B1%D0%BE%D1%82%D0%B0%20%D1%81%20Git.pdf"><text:span text:style-name="T127_74">0%</text:span></text:a></text:span><text:span text:style-name="T127_75"><text:a xlink:type="simple" xlink:href="http://dev.call2ru.com/vs/%D0%A0%D0%B0%D0%B1%D0%BE%D1%82%D0%B0%20%D1%81%20Git.pdf"><text:span text:style-name="T127_76">B</text:span></text:a></text:span><text:span text:style-name="T127_77"><text:a xlink:type="simple" xlink:href="http://dev.call2ru.com/vs/%D0%A0%D0%B0%D0%B1%D0%BE%D1%82%D0%B0%20%D1%81%20Git.pdf"><text:span text:style-name="T127_78">0%20%</text:span></text:a></text:span><text:span text:style-name="T127_79"><text:a xlink:type="simple" xlink:href="http://dev.call2ru.com/vs/%D0%A0%D0%B0%D0%B1%D0%BE%D1%82%D0%B0%20%D1%81%20Git.pdf"><text:span text:style-name="T127_80">D</text:span></text:a></text:span><text:span text:style-name="T127_81"><text:a xlink:type="simple" xlink:href="http://dev.call2ru.com/vs/%D0%A0%D0%B0%D0%B1%D0%BE%D1%82%D0%B0%20%D1%81%20Git.pdf"><text:span text:style-name="T127_82">1%81%20</text:span></text:a></text:span><text:span text:style-name="T127_83"><text:a xlink:type="simple" xlink:href="http://dev.call2ru.com/vs/%D0%A0%D0%B0%D0%B1%D0%BE%D1%82%D0%B0%20%D1%81%20Git.pdf"><text:span text:style-name="T127_84">Git</text:span></text:a></text:span><text:span text:style-name="T127_85"><text:a xlink:type="simple" xlink:href="http://dev.call2ru.com/vs/%D0%A0%D0%B0%D0%B1%D0%BE%D1%82%D0%B0%20%D1%81%20Git.pdf"><text:span text:style-name="T127_86">.</text:span></text:a></text:span><text:span text:style-name="T127_87"><text:a xlink:type="simple" xlink:href="http://dev.call2ru.com/vs/%D0%A0%D0%B0%D0%B1%D0%BE%D1%82%D0%B0%20%D1%81%20Git.pdf"><text:span text:style-name="T127_88">pdf</text:span></text:a></text:span></text:p>
        </text:list-item>
      </text:list>
      <text:p text:style-name="P1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1.27cm" fo:line-height="115%" fo:margin-top="0.353cm" fo:margin-left="5.08cm" style:writing-mode="lr-tb"/>
      <style:text-properties style:font-name="Times New Roman" fo:font-size="16pt" style:font-name-asian="Times New Roman" style:font-size-asian="16pt" style:font-name-complex="Times New Roman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>
      <style:text-properties style:font-name="Times New Roman" fo:font-size="14pt" style:font-name-asian="Times New Roman" style:font-size-asian="14pt" style:font-name-complex="Times New Roman" style:font-size-complex="14pt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